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e30" officeooo:paragraph-rsid="001f1e30"/>
    </style:style>
    <style:style style:name="P2" style:family="paragraph" style:parent-style-name="Standard">
      <style:text-properties officeooo:rsid="001f7901" officeooo:paragraph-rsid="001f7901"/>
    </style:style>
    <style:style style:name="P3" style:family="paragraph" style:parent-style-name="Standard">
      <style:text-properties officeooo:rsid="00214b8d" officeooo:paragraph-rsid="00214b8d"/>
    </style:style>
    <style:style style:name="P4" style:family="paragraph" style:parent-style-name="Standard">
      <style:text-properties officeooo:rsid="0021f7f6" officeooo:paragraph-rsid="0021f7f6"/>
    </style:style>
    <style:style style:name="P5" style:family="paragraph" style:parent-style-name="Standard">
      <style:text-properties officeooo:rsid="0021f7f6" officeooo:paragraph-rsid="0025559b"/>
    </style:style>
    <style:style style:name="P6" style:family="paragraph" style:parent-style-name="Standard">
      <style:text-properties officeooo:rsid="0025559b" officeooo:paragraph-rsid="0025559b"/>
    </style:style>
    <style:style style:name="P7" style:family="paragraph" style:parent-style-name="Standard">
      <style:text-properties officeooo:rsid="002580ef" officeooo:paragraph-rsid="002580ef"/>
    </style:style>
    <style:style style:name="P8" style:family="paragraph" style:parent-style-name="Standard">
      <style:text-properties officeooo:rsid="0025b737" officeooo:paragraph-rsid="0025b737"/>
    </style:style>
    <style:style style:name="P9" style:family="paragraph" style:parent-style-name="Standard">
      <style:text-properties officeooo:rsid="00262a10" officeooo:paragraph-rsid="00262a10"/>
    </style:style>
    <style:style style:name="P10" style:family="paragraph" style:parent-style-name="Standard">
      <style:text-properties officeooo:rsid="0028fb7a" officeooo:paragraph-rsid="0028fb7a"/>
    </style:style>
    <style:style style:name="P11" style:family="paragraph" style:parent-style-name="Standard">
      <style:text-properties officeooo:rsid="0029f11c" officeooo:paragraph-rsid="0029f11c"/>
    </style:style>
    <style:style style:name="P12" style:family="paragraph" style:parent-style-name="Standard">
      <style:text-properties officeooo:rsid="002abfc4" officeooo:paragraph-rsid="002abfc4"/>
    </style:style>
    <style:style style:name="P13" style:family="paragraph" style:parent-style-name="Standard">
      <style:text-properties officeooo:rsid="002ba809" officeooo:paragraph-rsid="002ba809"/>
    </style:style>
    <style:style style:name="P14" style:family="paragraph" style:parent-style-name="Standard">
      <style:text-properties officeooo:rsid="002f19de" officeooo:paragraph-rsid="002f19de"/>
    </style:style>
    <style:style style:name="P15" style:family="paragraph" style:parent-style-name="Standard">
      <style:text-properties officeooo:rsid="0030051c" officeooo:paragraph-rsid="0030051c"/>
    </style:style>
    <style:style style:name="P16" style:family="paragraph" style:parent-style-name="Standard" style:list-style-name="L1">
      <style:text-properties officeooo:rsid="00262a10" officeooo:paragraph-rsid="00262a10"/>
    </style:style>
    <style:style style:name="P17" style:family="paragraph" style:parent-style-name="Standard">
      <style:text-properties officeooo:rsid="0032cc1f" officeooo:paragraph-rsid="0032cc1f"/>
    </style:style>
    <style:style style:name="P18" style:family="paragraph" style:parent-style-name="Standard" style:list-style-name="L3">
      <style:text-properties officeooo:rsid="0032cc1f" officeooo:paragraph-rsid="0032cc1f"/>
    </style:style>
    <style:style style:name="P19" style:family="paragraph" style:parent-style-name="Standard" style:list-style-name="L5">
      <style:text-properties officeooo:rsid="0032cc1f" officeooo:paragraph-rsid="0032cc1f"/>
    </style:style>
    <style:style style:name="P20" style:family="paragraph" style:parent-style-name="Standard" style:list-style-name="L6">
      <style:text-properties officeooo:rsid="0032cc1f" officeooo:paragraph-rsid="0032cc1f"/>
    </style:style>
    <style:style style:name="P21" style:family="paragraph" style:parent-style-name="Standard">
      <style:text-properties officeooo:rsid="00343c73" officeooo:paragraph-rsid="00343c73"/>
    </style:style>
    <style:style style:name="P22" style:family="paragraph" style:parent-style-name="Standard" style:list-style-name="L7">
      <style:text-properties officeooo:rsid="00343c73" officeooo:paragraph-rsid="00343c73"/>
    </style:style>
    <style:style style:name="P23" style:family="paragraph" style:parent-style-name="Standard" style:list-style-name="L8">
      <style:text-properties officeooo:rsid="00343c73" officeooo:paragraph-rsid="00343c73"/>
    </style:style>
    <style:style style:name="P24" style:family="paragraph" style:parent-style-name="Standard" style:list-style-name="L9">
      <style:text-properties officeooo:rsid="00343c73" officeooo:paragraph-rsid="00343c73"/>
    </style:style>
    <style:style style:name="P25" style:family="paragraph" style:parent-style-name="Standard" style:list-style-name="L9">
      <style:text-properties officeooo:rsid="0035a797" officeooo:paragraph-rsid="0035a797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font-size="12pt"/>
    </style:style>
    <style:style style:name="P29" style:family="paragraph">
      <loext:graphic-properties draw:fill="none" draw:fill-color="#ffffff"/>
      <style:paragraph-properties fo:text-align="center"/>
    </style:style>
    <style:style style:name="P30" style:family="paragraph">
      <loext:graphic-properties draw:fill="none"/>
      <style:paragraph-properties fo:text-align="center"/>
    </style:style>
    <style:style style:name="T1" style:family="text">
      <style:text-properties officeooo:rsid="0025559b"/>
    </style:style>
    <style:style style:name="T2" style:family="text">
      <style:text-properties officeooo:rsid="0030051c"/>
    </style:style>
    <style:style style:name="T3" style:family="text">
      <style:text-properties officeooo:rsid="0035a7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draw:fill-color="#fffff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1cm" draw:fill="none" draw:fill-color="#fffff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01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ázvosloví Arenů</text:p>
      <text:p text:style-name="P1"/>
      <text:p text:style-name="P1">Benzenové jádro</text:p>
      <text:p text:style-name="P1"><draw:polygon text:anchor-type="paragraph" draw:z-index="0" draw:name="Tvar1" draw:style-name="gr1" draw:text-style-name="P26" svg:width="5.079cm" svg:height="4.47cm" svg:x="1.171cm" svg:y="1.065cm" svg:viewBox="0 0 5080 4471" draw:points="951,0 3897,0 5080,2223 4036,4445 1160,4471 0,2487 997,0"><text:p/></draw:polygon><draw:line text:anchor-type="paragraph" draw:z-index="1" draw:name="Tvar2" draw:style-name="gr2" draw:text-style-name="P27" svg:x1="2.336cm" svg:y1="1.304cm" svg:x2="1.542cm" svg:y2="3.527cm"><text:p/></draw:line><draw:line text:anchor-type="paragraph" draw:z-index="2" draw:name="Tvar3" draw:style-name="gr2" draw:text-style-name="P27" svg:x1="4.955cm" svg:y1="1.383cm" svg:x2="5.934cm" svg:y2="3.314cm"><text:p/></draw:line><draw:line text:anchor-type="paragraph" draw:z-index="3" draw:name="Tvar4" draw:style-name="gr2" draw:text-style-name="P27" svg:x1="5.034cm" svg:y1="5.246cm" svg:x2="2.547cm" svg:y2="5.272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oluen – Methylbenzen</text:p>
      <text:p text:style-name="P1"/>
      <text:p text:style-name="P1"><draw:polygon text:anchor-type="paragraph" draw:z-index="4" draw:name="Tvar1" draw:style-name="gr1" draw:text-style-name="P26" svg:width="5.079cm" svg:height="4.47cm" svg:x="1.171cm" svg:y="1.065cm" svg:viewBox="0 0 5080 4471" draw:points="951,0 3897,0 5080,2223 4036,4445 1160,4471 0,2487 997,0"><text:p/></draw:polygon><draw:line text:anchor-type="paragraph" draw:z-index="5" draw:name="Tvar5" draw:style-name="gr2" draw:text-style-name="P27" svg:x1="1.489cm" svg:y1="3.526cm" svg:x2="2.362cm" svg:y2="1.356cm"><text:p/></draw:line><draw:line text:anchor-type="paragraph" draw:z-index="6" draw:name="Tvar6" draw:style-name="gr2" draw:text-style-name="P27" svg:x1="4.955cm" svg:y1="1.356cm" svg:x2="5.987cm" svg:y2="3.34cm"><text:p/></draw:line><draw:line text:anchor-type="paragraph" draw:z-index="7" draw:name="Tvar7" draw:style-name="gr2" draw:text-style-name="P27" svg:x1="5.087cm" svg:y1="5.299cm" svg:x2="2.415cm" svg:y2="5.299cm"><text:p/></draw:line><draw:line text:anchor-type="paragraph" draw:z-index="8" draw:name="Tvar8" draw:style-name="gr2" draw:text-style-name="P27" svg:x1="6.251cm" svg:y1="3.314cm" svg:x2="8.156cm" svg:y2="3.314cm"><text:p/></draw:line><draw:path text:anchor-type="paragraph" draw:z-index="9" draw:name="Tvar9" draw:style-name="gr2" draw:text-style-name="P27" svg:width="0.99cm" svg:height="0.624cm" draw:transform="rotate (1.78948608206979) translate (8.78774639930673cm 3.99716136244539cm)" svg:viewBox="0 0 991 625" svg:d="M651 582c387 218 470-464 110-491-251-18-620-260-761 129l192 233"><text:p/></draw:path><draw:path text:anchor-type="paragraph" draw:z-index="10" draw:name="Tvar10" draw:style-name="gr2" draw:text-style-name="P27" svg:width="1.084cm" svg:height="0cm" draw:transform="rotate (-1.5707963267949) translate (9.63788888888889cm 3.04976388888889cm)" svg:viewBox="0 0 1085 0" svg:d="M0 0c272 0 547 0 820 0h265"><text:p/></draw:path><draw:path text:anchor-type="paragraph" draw:z-index="11" draw:name="Tvar11" draw:style-name="gr2" draw:text-style-name="P27" svg:width="0.952cm" svg:height="0cm" draw:transform="rotate (-1.5707963267949) translate (10.1141388888889cm 3.07622222222222cm)" svg:viewBox="0 0 953 1" svg:d="M0 0c272 2 547 0 820 0h133"><text:p/></draw:path><draw:polyline text:anchor-type="paragraph" draw:z-index="12" draw:name="Tvar12" draw:style-name="gr2" draw:text-style-name="P27" svg:width="0.555cm" svg:height="0cm" svg:x="9.638cm" svg:y="3.579cm" svg:viewBox="0 0 556 0" draw:points="0,0 265,0 529,0 556,0"><text:p/></draw:polyline><draw:path text:anchor-type="paragraph" draw:z-index="13" draw:name="Tvar13" draw:style-name="gr2" draw:text-style-name="P27" svg:width="0.701cm" svg:height="1.282cm" draw:transform="rotate (0.218689755274889) translate (10.4144952131232cm 3.88554271712376cm)" svg:viewBox="0 0 702 1283" svg:d="M72 0c230 20 559-76 625 356 80 522-750 205-576 278 294 125 535 356 479 649l-290-37-258-58-52-11"><text:p/></draw:path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Kumen – prop-2-ylbenzen</text:p>
      <text:p text:style-name="P1"/>
      <text:p text:style-name="P1"><draw:polygon text:anchor-type="paragraph" draw:z-index="14" draw:name="Tvar1" draw:style-name="gr1" draw:text-style-name="P26" svg:width="5.079cm" svg:height="4.47cm" svg:x="1.171cm" svg:y="1.065cm" svg:viewBox="0 0 5080 4471" draw:points="951,0 3897,0 5080,2223 4036,4445 1160,4471 0,2487 997,0"><text:p/></draw:polygon><draw:line text:anchor-type="paragraph" draw:z-index="15" draw:name="Tvar5" draw:style-name="gr2" draw:text-style-name="P27" svg:x1="1.489cm" svg:y1="3.526cm" svg:x2="2.362cm" svg:y2="1.356cm"><text:p/></draw:line><draw:line text:anchor-type="paragraph" draw:z-index="16" draw:name="Tvar6" draw:style-name="gr2" draw:text-style-name="P27" svg:x1="4.955cm" svg:y1="1.356cm" svg:x2="5.987cm" svg:y2="3.34cm"><text:p/></draw:line><draw:line text:anchor-type="paragraph" draw:z-index="17" draw:name="Tvar7" draw:style-name="gr2" draw:text-style-name="P27" svg:x1="5.087cm" svg:y1="5.299cm" svg:x2="2.415cm" svg:y2="5.299cm"><text:p/></draw:line><draw:line text:anchor-type="paragraph" draw:z-index="18" draw:name="Tvar8" draw:style-name="gr2" draw:text-style-name="P27" svg:x1="6.251cm" svg:y1="3.314cm" svg:x2="8.156cm" svg:y2="3.314cm"><text:p/></draw:line><draw:path text:anchor-type="paragraph" draw:z-index="19" draw:name="Tvar9" draw:style-name="gr2" draw:text-style-name="P27" svg:width="0.99cm" svg:height="0.624cm" draw:transform="rotate (1.78948608206979) translate (8.78774639930673cm 3.99716136244539cm)" svg:viewBox="0 0 991 625" svg:d="M651 582c387 218 470-464 110-491-251-18-620-260-761 129l192 233"><text:p/></draw:path><draw:path text:anchor-type="paragraph" draw:z-index="20" draw:name="Tvar10" draw:style-name="gr2" draw:text-style-name="P27" svg:width="1.084cm" svg:height="0cm" draw:transform="rotate (-1.5707963267949) translate (9.63788888888889cm 3.04976388888889cm)" svg:viewBox="0 0 1085 0" svg:d="M0 0c272 0 547 0 820 0h265"><text:p/></draw:path><draw:path text:anchor-type="paragraph" draw:z-index="21" draw:name="Tvar11" draw:style-name="gr2" draw:text-style-name="P27" svg:width="0.952cm" svg:height="0cm" draw:transform="rotate (-1.5707963267949) translate (10.1141388888889cm 3.07622222222222cm)" svg:viewBox="0 0 953 1" svg:d="M0 0c272 2 547 0 820 0h133"><text:p/></draw:path><draw:polyline text:anchor-type="paragraph" draw:z-index="22" draw:name="Tvar12" draw:style-name="gr2" draw:text-style-name="P27" svg:width="0.555cm" svg:height="0cm" svg:x="9.638cm" svg:y="3.579cm" svg:viewBox="0 0 556 0" draw:points="0,0 265,0 529,0 556,0"><text:p/></draw:polyline><draw:polyline text:anchor-type="paragraph" draw:z-index="23" draw:name="Tvar14" draw:style-name="gr2" draw:text-style-name="P27" svg:width="1.009cm" svg:height="0.055cm" draw:transform="rotate (0.785398163397448) translate (10.4184097222222cm 2.69257638888888cm)" svg:viewBox="0 0 1010 56" draw:points="0,19 355,0 711,19 1010,56"><text:p/></draw:polyline><draw:path text:anchor-type="paragraph" draw:z-index="24" draw:name="Tvar15" draw:style-name="gr2" draw:text-style-name="P27" svg:width="0.586cm" svg:height="0.859cm" draw:transform="rotate (2.72341176481195) translate (11.9009532280088cm 2.32078762035704cm)" svg:viewBox="0 0 587 860" svg:d="M289 811c420 215 289-327 239-569-101-490-558-123-526 118"><text:p/></draw:path><draw:path text:anchor-type="paragraph" draw:z-index="25" draw:name="Tvar16" draw:style-name="gr2" draw:text-style-name="P27" svg:width="0.899cm" svg:height="0.116cm" draw:transform="rotate (-1.5707963267949) translate (12.5669964011185cm 1.35643055555556cm)" svg:viewBox="0 0 900 117" svg:d="M0 98c280 90 512-168 794-79h106"><text:p/></draw:path><draw:path text:anchor-type="paragraph" draw:z-index="26" draw:name="Tvar17" draw:style-name="gr2" draw:text-style-name="P27" svg:width="0.872cm" svg:height="0cm" draw:transform="rotate (-1.5707963267949) translate (13.0510138888889cm 1.48872222222222cm)" svg:viewBox="0 0 873 1" svg:d="M0 0c272 2 547 0 820 0h53"><text:p/></draw:path><draw:polyline text:anchor-type="paragraph" draw:z-index="27" draw:name="Tvar18" draw:style-name="gr2" draw:text-style-name="P27" svg:width="0.424cm" svg:height="0.039cm" draw:transform="rotate (0.218689755274889) translate (12.5483055555556cm 1.83268055555555cm)" svg:viewBox="0 0 425 40" draw:points="0,0 270,6 425,40"><text:p/></draw:polyline><draw:path text:anchor-type="paragraph" draw:z-index="28" draw:name="Tvar19" draw:style-name="gr2" draw:text-style-name="P27" svg:width="0.683cm" svg:height="0.793cm" svg:x="13.607cm" svg:y="2.282cm" svg:viewBox="0 0 684 794" svg:d="M53 0c173-7 908 85 450 344-710 402 347-213 158 318l-317 132h-291-53"><text:p/></draw:path><draw:polyline text:anchor-type="paragraph" draw:z-index="29" draw:name="Tvar20" draw:style-name="gr2" draw:text-style-name="P27" svg:width="0.561cm" svg:height="0.017cm" draw:transform="rotate (-0.72658056760524) translate (10.7343440189536cm 4.72997419343029cm)" svg:viewBox="0 0 562 18" draw:points="0,18 338,0 562,13"><text:p/></draw:polyline><draw:path text:anchor-type="paragraph" draw:z-index="30" draw:name="Tvar21" draw:style-name="gr2" draw:text-style-name="P27" svg:width="0.961cm" svg:height="1.014cm" draw:transform="rotate (-3.14159265358979) translate (12.2572638888889cm 6.10388424964512cm)" svg:viewBox="0 0 962 1015" svg:d="M159 990c340 120 591-220 741-476 243-416-290-600-556-476l-265 79-79 53"><text:p/></draw:path><draw:path text:anchor-type="paragraph" draw:z-index="31" draw:name="Tvar22" draw:style-name="gr2" draw:text-style-name="P27" svg:width="0.978cm" svg:height="0.026cm" draw:transform="rotate (-1.5707963267949) translate (12.6805972222222cm 5.11351388888889cm)" svg:viewBox="0 0 979 27" svg:d="M0 26c316 2 635 0 953 0l26-26"><text:p/></draw:path><draw:path text:anchor-type="paragraph" draw:z-index="32" draw:name="Tvar23" draw:style-name="gr2" draw:text-style-name="P27" svg:width="1.031cm" svg:height="0cm" draw:transform="rotate (-1.5707963267949) translate (13.4743472222222cm 5.21934722222222cm)" svg:viewBox="0 0 1032 1" svg:d="M0 0c291 0 580 2 873 0h159"><text:p/></draw:path><draw:path text:anchor-type="paragraph" draw:z-index="33" draw:name="Tvar24" draw:style-name="gr2" draw:text-style-name="P27" svg:width="0.819cm" svg:height="0.038cm" svg:x="12.681cm" svg:y="5.583cm" svg:viewBox="0 0 820 39" svg:d="M0 7c266-32 526 56 794 26h26"><text:p/></draw:path><draw:path text:anchor-type="paragraph" draw:z-index="34" draw:name="Tvar25" draw:style-name="gr2" draw:text-style-name="P27" svg:width="0.729cm" svg:height="1.031cm" svg:x="14.083cm" svg:y="6.278cm" svg:viewBox="0 0 730 1032" svg:d="M0 0c192 56 832-60 635 370-65 143-1090 261-370 106 411-88 709 485 185 529l-265 27-185-27"><text:p/></draw:path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tyren – Vinylbenzen</text:p>
      <text:p text:style-name="P1"/>
      <text:p text:style-name="P1"><draw:polygon text:anchor-type="paragraph" draw:z-index="35" draw:name="Tvar1" draw:style-name="gr1" draw:text-style-name="P26" svg:width="5.079cm" svg:height="4.47cm" svg:x="1.171cm" svg:y="1.065cm" svg:viewBox="0 0 5080 4471" draw:points="951,0 3897,0 5080,2223 4036,4445 1160,4471 0,2487 997,0"><text:p/></draw:polygon><draw:line text:anchor-type="paragraph" draw:z-index="36" draw:name="Tvar5" draw:style-name="gr2" draw:text-style-name="P27" svg:x1="1.489cm" svg:y1="3.526cm" svg:x2="2.362cm" svg:y2="1.356cm"><text:p/></draw:line><draw:line text:anchor-type="paragraph" draw:z-index="37" draw:name="Tvar6" draw:style-name="gr2" draw:text-style-name="P27" svg:x1="4.955cm" svg:y1="1.356cm" svg:x2="5.987cm" svg:y2="3.34cm"><text:p/></draw:line><draw:line text:anchor-type="paragraph" draw:z-index="38" draw:name="Tvar7" draw:style-name="gr2" draw:text-style-name="P27" svg:x1="5.087cm" svg:y1="5.299cm" svg:x2="2.415cm" svg:y2="5.299cm"><text:p/></draw:line><draw:line text:anchor-type="paragraph" draw:z-index="39" draw:name="Tvar8" draw:style-name="gr2" draw:text-style-name="P27" svg:x1="6.251cm" svg:y1="3.314cm" svg:x2="8.156cm" svg:y2="3.314cm"><text:p/></draw:line><draw:path text:anchor-type="paragraph" draw:z-index="40" draw:name="Tvar9" draw:style-name="gr2" draw:text-style-name="P27" svg:width="0.99cm" svg:height="0.624cm" draw:transform="rotate (1.78948608206979) translate (8.78774639930673cm 3.99716136244541cm)" svg:viewBox="0 0 991 625" svg:d="M651 582c387 218 470-464 110-491-251-18-620-260-761 129l192 233"><text:p/></draw:path><draw:path text:anchor-type="paragraph" draw:z-index="41" draw:name="Tvar10" draw:style-name="gr2" draw:text-style-name="P27" svg:width="1.084cm" svg:height="0cm" draw:transform="rotate (-1.5707963267949) translate (9.63788888888889cm 3.04976388888889cm)" svg:viewBox="0 0 1085 0" svg:d="M0 0c272 0 547 0 820 0h265"><text:p/></draw:path><draw:path text:anchor-type="paragraph" draw:z-index="42" draw:name="Tvar11" draw:style-name="gr2" draw:text-style-name="P27" svg:width="0.952cm" svg:height="0cm" draw:transform="rotate (-1.5707963267949) translate (10.1141388888889cm 3.07622222222222cm)" svg:viewBox="0 0 953 1" svg:d="M0 0c272 2 547 0 820 0h133"><text:p/></draw:path><draw:polyline text:anchor-type="paragraph" draw:z-index="43" draw:name="Tvar12" draw:style-name="gr2" draw:text-style-name="P27" svg:width="0.555cm" svg:height="0cm" svg:x="9.638cm" svg:y="3.579cm" svg:viewBox="0 0 556 0" draw:points="0,0 265,0 529,0 556,0"><text:p/></draw:polyline><draw:path text:anchor-type="paragraph" draw:z-index="46" draw:name="Tvar28" draw:style-name="gr2" draw:text-style-name="P27" svg:width="0.793cm" svg:height="0.765cm" draw:transform="rotate (2.58291276002641) translate (8.93130239194156cm 1.3103965851448cm)" svg:viewBox="0 0 794 766" svg:d="M224 744c260 83 663-73 550-469-109-381-540-315-724-109l-50 219"><text:p/></draw:path></text:p>
      <text:p text:style-name="P1"><draw:path text:anchor-type="paragraph" draw:z-index="44" draw:name="Tvar26" draw:style-name="gr2" draw:text-style-name="P27" svg:width="1.084cm" svg:height="0cm" draw:transform="rotate (-1.5707963267949) translate (8.79122222222222cm 1.000125cm)" svg:viewBox="0 0 1085 0" svg:d="M0 0c265 0 529 0 794 0h264 27"><text:p/></draw:path><draw:path text:anchor-type="paragraph" draw:z-index="45" draw:name="Tvar27" draw:style-name="gr2" draw:text-style-name="P28" svg:width="1.032cm" svg:height="0cm" draw:transform="rotate (-1.5707963267949) translate (9.10932620340693cm 1.13251483317017cm)" svg:viewBox="0 0 1033 1" svg:d="M0 0c282 0 563 2 848 0h185"><text:p/></draw:path><draw:polyline text:anchor-type="paragraph" draw:z-index="47" draw:name="Tvar29" draw:style-name="gr2" draw:text-style-name="P27" svg:width="0.766cm" svg:height="0cm" draw:transform="rotate (-1.5707963267949) translate (9.50559722222222cm 0.0211666666666667cm)" svg:viewBox="0 0 767 0" draw:points="0,0 291,0 556,0 767,0"><text:p/></draw:polyline><draw:polyline text:anchor-type="paragraph" draw:z-index="48" draw:name="Tvar30" draw:style-name="gr2" draw:text-style-name="P27" svg:width="0.74cm" svg:height="0.025cm" draw:transform="rotate (-1.5707963267949) translate (10.0347638888889cm 0.100541666666667cm)" svg:viewBox="0 0 741 26" draw:points="0,26 291,26 556,0 741,0"><text:p/></draw:polyline><draw:polyline text:anchor-type="paragraph" draw:z-index="49" draw:name="Tvar31" draw:style-name="gr2" draw:text-style-name="P27" svg:width="0.317cm" svg:height="0cm" svg:x="9.638cm" svg:y="0.392cm" svg:viewBox="0 0 318 0" draw:points="0,0 265,0 318,0"><text:p/></draw:polyline><draw:path text:anchor-type="paragraph" draw:z-index="50" draw:name="Tvar32" draw:style-name="gr2" draw:text-style-name="P27" svg:width="0.628cm" svg:height="0.874cm" draw:transform="rotate (0.718901118896464) translate (10.2266634669595cm 0.956411263136605cm)" svg:viewBox="0 0 629 875" svg:d="M305 43c575-237 259 577 15 506-732-214 7 262 114 311l57 15"><text:p/></draw:path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path text:anchor-type="paragraph" draw:z-index="61" draw:name="Tvar34" draw:style-name="gr2" draw:text-style-name="P27" svg:width="1.187cm" svg:height="0.771cm" draw:transform="rotate (1.5707963267949) translate (6.42031766357088cm 1.56104166666667cm)" svg:viewBox="0 0 1188 772" svg:d="M714 730c343 189 583-307 424-529-229-319-626-155-953-185l-185 265v264l132 159"><text:p/></draw:path></text:p>
      <text:p text:style-name="P1"><draw:path text:anchor-type="paragraph" draw:z-index="62" draw:name="Tvar35" draw:style-name="gr2" draw:text-style-name="P27" svg:width="1.031cm" svg:height="0cm" draw:transform="rotate (-1.5707963267949) translate (7.65351388888889cm 0.121708333333333cm)" svg:viewBox="0 0 1032 0" svg:d="M0 0c282 0 563 0 847 0h185"><text:p/></draw:path><draw:path text:anchor-type="paragraph" draw:z-index="63" draw:name="Tvar36" draw:style-name="gr2" draw:text-style-name="P27" svg:width="0.952cm" svg:height="0.052cm" draw:transform="rotate (-1.5707963267949) translate (8.23559722222222cm 0.280458333333333cm)" svg:viewBox="0 0 953 53" svg:d="M0 53c282 0 563 0 847 0l106-53"><text:p/></draw:path>o-xylen – 1,2-dimethylbenzen (ortho)</text:p>
      <text:p text:style-name="P1"><draw:polygon text:anchor-type="paragraph" draw:z-index="51" draw:name="Tvar1" draw:style-name="gr1" draw:text-style-name="P26" svg:width="5.079cm" svg:height="4.47cm" svg:x="1.171cm" svg:y="1.065cm" svg:viewBox="0 0 5080 4471" draw:points="951,0 3897,0 5080,2223 4036,4445 1160,4471 0,2487 997,0"><text:p/></draw:polygon><draw:line text:anchor-type="paragraph" draw:z-index="52" draw:name="Tvar5" draw:style-name="gr2" draw:text-style-name="P27" svg:x1="1.489cm" svg:y1="3.526cm" svg:x2="2.362cm" svg:y2="1.356cm"><text:p/></draw:line><draw:line text:anchor-type="paragraph" draw:z-index="53" draw:name="Tvar6" draw:style-name="gr2" draw:text-style-name="P27" svg:x1="4.955cm" svg:y1="1.356cm" svg:x2="5.987cm" svg:y2="3.34cm"><text:p/></draw:line><draw:line text:anchor-type="paragraph" draw:z-index="54" draw:name="Tvar7" draw:style-name="gr2" draw:text-style-name="P27" svg:x1="5.087cm" svg:y1="5.299cm" svg:x2="2.415cm" svg:y2="5.299cm"><text:p/></draw:line><draw:line text:anchor-type="paragraph" draw:z-index="55" draw:name="Tvar8" draw:style-name="gr2" draw:text-style-name="P27" svg:x1="6.251cm" svg:y1="3.314cm" svg:x2="8.156cm" svg:y2="3.314cm"><text:p/></draw:line><draw:path text:anchor-type="paragraph" draw:z-index="56" draw:name="Tvar9" draw:style-name="gr2" draw:text-style-name="P27" svg:width="0.99cm" svg:height="0.624cm" draw:transform="rotate (1.78948608206979) translate (8.78774639930673cm 3.99716136244541cm)" svg:viewBox="0 0 991 625" svg:d="M651 582c387 218 470-464 110-491-251-18-620-260-761 129l192 233"><text:p/></draw:path><draw:path text:anchor-type="paragraph" draw:z-index="57" draw:name="Tvar10" draw:style-name="gr2" draw:text-style-name="P27" svg:width="1.084cm" svg:height="0cm" draw:transform="rotate (-1.5707963267949) translate (9.63788888888889cm 3.04976388888889cm)" svg:viewBox="0 0 1085 0" svg:d="M0 0c272 0 547 0 820 0h265"><text:p/></draw:path><draw:path text:anchor-type="paragraph" draw:z-index="58" draw:name="Tvar11" draw:style-name="gr2" draw:text-style-name="P27" svg:width="0.952cm" svg:height="0cm" draw:transform="rotate (-1.5707963267949) translate (10.1141388888889cm 3.07622222222222cm)" svg:viewBox="0 0 953 1" svg:d="M0 0c272 2 547 0 820 0h133"><text:p/></draw:path><draw:polyline text:anchor-type="paragraph" draw:z-index="59" draw:name="Tvar12" draw:style-name="gr2" draw:text-style-name="P27" svg:width="0.555cm" svg:height="0cm" svg:x="9.638cm" svg:y="3.579cm" svg:viewBox="0 0 556 0" draw:points="0,0 265,0 529,0 556,0"><text:p/></draw:polyline><draw:path text:anchor-type="paragraph" draw:z-index="60" draw:name="Tvar33" draw:style-name="gr2" draw:text-style-name="P27" svg:width="1.122cm" svg:height="0.074cm" draw:transform="rotate (0.785398163397448) translate (5.08705555555555cm 1.01070833333332cm)" svg:viewBox="0 0 1123 75" svg:d="M0 75c354-20 711-38 1066-56l57-19"><text:p/></draw:path><draw:polyline text:anchor-type="paragraph" draw:z-index="64" draw:name="Tvar37" draw:style-name="gr2" draw:text-style-name="P27" svg:width="0.634cm" svg:height="0.105cm" svg:x="7.68cm" svg:y="0.164cm" svg:viewBox="0 0 635 106" draw:points="0,0 265,0 529,0 635,106"><text:p/></draw:polyline><draw:path text:anchor-type="paragraph" draw:z-index="65" draw:name="Tvar38" draw:style-name="gr2" draw:text-style-name="P27" svg:width="0.683cm" svg:height="1.093cm" draw:transform="rotate (0.218689755274889) translate (8.45358927571538cm 0.629170899523954cm)" svg:viewBox="0 0 684 1094" svg:d="M126 12c231-93 883 370 359 460-757 128 323 68 17 410l-264 212-238-26"><text:p/></draw:path><draw:path text:anchor-type="paragraph" draw:z-index="66" draw:name="Tvar39" draw:style-name="gr2" draw:text-style-name="P27" svg:width="1.027cm" svg:height="1.395cm" draw:transform="rotate (0.165108147238664) translate (10.1828388669822cm 4.04194969352294cm)" svg:viewBox="0 0 1028 1396" svg:d="M413 0c219 61 571-109 613 344 44 465-759 96-669 317 104 255 525 433 361 731l-296 4-292-21-130-22"><text:p/></draw:path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polygon text:anchor-type="paragraph" draw:z-index="67" draw:name="Tvar1" draw:style-name="gr1" draw:text-style-name="P26" svg:width="5.079cm" svg:height="4.47cm" svg:x="1.171cm" svg:y="4.066cm" svg:viewBox="0 0 5080 4471" draw:points="951,0 3897,0 5080,2223 4036,4445 1160,4471 0,2487 997,0"><text:p/></draw:polygon><draw:line text:anchor-type="paragraph" draw:z-index="68" draw:name="Tvar5" draw:style-name="gr2" draw:text-style-name="P27" svg:x1="1.489cm" svg:y1="6.527cm" svg:x2="2.362cm" svg:y2="4.357cm"><text:p/></draw:line><draw:line text:anchor-type="paragraph" draw:z-index="69" draw:name="Tvar6" draw:style-name="gr2" draw:text-style-name="P27" svg:x1="4.955cm" svg:y1="4.357cm" svg:x2="5.987cm" svg:y2="6.341cm"><text:p/></draw:line><draw:line text:anchor-type="paragraph" draw:z-index="70" draw:name="Tvar7" draw:style-name="gr2" draw:text-style-name="P27" svg:x1="5.087cm" svg:y1="8.299cm" svg:x2="2.415cm" svg:y2="8.299cm"><text:p/></draw:line><draw:line text:anchor-type="paragraph" draw:z-index="71" draw:name="Tvar8" draw:style-name="gr2" draw:text-style-name="P27" svg:x1="6.251cm" svg:y1="6.315cm" svg:x2="8.156cm" svg:y2="6.315cm"><text:p/></draw:line><draw:path text:anchor-type="paragraph" draw:z-index="72" draw:name="Tvar9" draw:style-name="gr2" draw:text-style-name="P27" svg:width="0.99cm" svg:height="0.624cm" draw:transform="rotate (1.78948608206979) translate (8.78774639930673cm 6.99753636244541cm)" svg:viewBox="0 0 991 625" svg:d="M651 582c387 218 470-464 110-491-251-18-620-260-761 129l192 233"><text:p/></draw:path><draw:path text:anchor-type="paragraph" draw:z-index="73" draw:name="Tvar10" draw:style-name="gr2" draw:text-style-name="P27" svg:width="1.084cm" svg:height="0cm" draw:transform="rotate (-1.5707963267949) translate (9.63788888888889cm 6.05013888888889cm)" svg:viewBox="0 0 1085 0" svg:d="M0 0c272 0 547 0 820 0h265"><text:p/></draw:path><draw:path text:anchor-type="paragraph" draw:z-index="74" draw:name="Tvar11" draw:style-name="gr2" draw:text-style-name="P27" svg:width="0.952cm" svg:height="0cm" draw:transform="rotate (-1.5707963267949) translate (10.1141388888889cm 6.07659722222222cm)" svg:viewBox="0 0 953 1" svg:d="M0 0c272 2 547 0 820 0h133"><text:p/></draw:path><draw:polyline text:anchor-type="paragraph" draw:z-index="75" draw:name="Tvar12" draw:style-name="gr2" draw:text-style-name="P27" svg:width="0.555cm" svg:height="0cm" svg:x="9.638cm" svg:y="6.579cm" svg:viewBox="0 0 556 0" draw:points="0,0 265,0 529,0 556,0"><text:p/></draw:polyline><draw:path text:anchor-type="paragraph" draw:z-index="76" draw:name="Tvar13" draw:style-name="gr2" draw:text-style-name="P27" svg:width="0.701cm" svg:height="1.282cm" draw:transform="rotate (0.218689755274889) translate (10.4144952131232cm 6.88591771712376cm)" svg:viewBox="0 0 702 1283" svg:d="M72 0c230 20 559-76 625 356 80 522-750 205-576 278 294 125 535 356 479 649l-290-37-258-58-52-11"><text:p/></draw:path></text:p>
      <text:p text:style-name="P1"/>
      <text:p text:style-name="P1"/>
      <text:p text:style-name="P1"/>
      <text:p text:style-name="P1"/>
      <text:p text:style-name="P1"><draw:path text:anchor-type="paragraph" draw:z-index="77" draw:name="Tvar40" draw:style-name="gr2" draw:text-style-name="P27" svg:width="0.721cm" svg:height="0.444cm" draw:transform="rotate (-2.6778586713349) translate (2.58410315770543cm 6.5880523271905cm)" svg:viewBox="0 0 722 445" svg:d="M0 438c322 54 568-197 722-438"><text:p/></draw:path><draw:path text:anchor-type="paragraph" draw:z-index="78" draw:name="Tvar41" draw:style-name="gr2" draw:text-style-name="P27" svg:width="0.814cm" svg:height="0.849cm" draw:transform="rotate (-2.94419591518924) translate (1.49686334380868cm 8.2216212143977cm)" svg:viewBox="0 0 815 850" svg:d="M109 846c335 42 663-231 706-561l-348-285-296 130-171 46"><text:p/></draw:path><draw:path text:anchor-type="paragraph" draw:z-index="79" draw:name="Tvar42" draw:style-name="gr2" draw:text-style-name="P27" svg:width="0.819cm" svg:height="0cm" draw:transform="rotate (-1.5707963267949) translate (1.83268055555556cm 7.493cm)" svg:viewBox="0 0 820 1" svg:d="M0 0c272 2 547 0 820 0"><text:p/></draw:path><draw:polyline text:anchor-type="paragraph" draw:z-index="80" draw:name="Tvar43" draw:style-name="gr2" draw:text-style-name="P27" svg:width="0cm" svg:height="0.608cm" svg:x="2.415cm" svg:y="7.652cm" svg:viewBox="0 0 0 609" draw:points="0,0 0,397 0,609"><text:p/></draw:polyline><draw:polyline text:anchor-type="paragraph" draw:z-index="81" draw:name="Tvar44" draw:style-name="gr2" draw:text-style-name="P27" svg:width="0.555cm" svg:height="0cm" svg:x="1.886cm" svg:y="7.969cm" svg:viewBox="0 0 556 0" draw:points="0,0 450,0 556,0"><text:p/></draw:polyline><draw:path text:anchor-type="paragraph" draw:z-index="82" draw:name="Tvar45" draw:style-name="gr2" draw:text-style-name="P27" svg:width="0.617cm" svg:height="0.838cm" svg:x="2.6cm" svg:y="8.188cm" svg:viewBox="0 0 618 839" svg:d="M185 98c390-384 663 491 159 371l132 264-291 106h-185"><text:p/></draw:path>meta-xylen – 1,3-dimethylbenze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para-oxylen – 1,4-dimethylbenze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path text:anchor-type="paragraph" draw:z-index="100" draw:name="Tvar48" draw:style-name="gr2" draw:text-style-name="P27" svg:width="0.739cm" svg:height="0.552cm" draw:transform="rotate (1.06377817909054) translate (5.23853533665895cm 0.994372944427679cm)" svg:viewBox="0 0 740 553" svg:d="M167 37c191-155 1013 224 262 308l-231 128-198 80"><text:p/></draw:path></text:p>
      <text:p text:style-name="P2"><draw:path text:anchor-type="paragraph" draw:z-index="101" draw:name="Tvar49" draw:style-name="gr2" draw:text-style-name="P27" svg:width="1.084cm" svg:height="0.728cm" draw:transform="rotate (0.218689755274889) translate (9.05580555555556cm 0.114652777777765cm)" svg:viewBox="0 0 1085 729" svg:d="M0 0c202 115 1008-130 528 307-539 491 178 291 324 370l233 52"><text:p/></draw:path></text:p>
      <text:p text:style-name="P2"><draw:polygon text:anchor-type="paragraph" draw:z-index="87" draw:name="Tvar1" draw:style-name="gr1" draw:text-style-name="P26" svg:width="5.079cm" svg:height="4.47cm" svg:x="5.114cm" svg:y="0.145cm" svg:viewBox="0 0 5080 4471" draw:points="951,0 3897,0 5080,2223 4036,4445 1160,4471 0,2487 997,0"><text:p/></draw:polygon><draw:line text:anchor-type="paragraph" draw:z-index="98" draw:name="Tvar46" draw:style-name="gr2" draw:text-style-name="P27" svg:x1="6.384cm" svg:y1="0.422cm" svg:x2="8.871cm" svg:y2="0.422cm"><text:p/></draw:line></text:p>
      <text:p text:style-name="P2">Naftalen</text:p>
      <text:p text:style-name="P2"><draw:path text:anchor-type="paragraph" draw:z-index="110" draw:name="Tvar58" draw:style-name="gr3" draw:text-style-name="P29" svg:width="1.002cm" svg:height="1.015cm" draw:transform="rotate (2.41501208598455) translate (1.6526570296048cm 1.69406712285511cm)" svg:viewBox="0 0 1003 1016" svg:d="M435 601c184-242 912 219 371 378-671 198-312-454-387-754-139-560-630 77-316 281l277 73z"><text:p/></draw:path></text:p>
      <text:p text:style-name="P2"><draw:polygon text:anchor-type="paragraph" draw:z-index="83" draw:name="Tvar1" draw:style-name="gr3" draw:text-style-name="P29" svg:width="5.079cm" svg:height="4.47cm" svg:x="1.171cm" svg:y="1.065cm" svg:viewBox="0 0 5080 4471" draw:points="951,0 3897,0 5080,2223 4036,4445 1160,4471 0,2487 997,0"><text:p/></draw:polygon><draw:line text:anchor-type="paragraph" draw:z-index="84" draw:name="Tvar5" draw:style-name="gr2" draw:text-style-name="P27" svg:x1="1.489cm" svg:y1="3.526cm" svg:x2="2.362cm" svg:y2="1.356cm"><text:p/></draw:line><draw:line text:anchor-type="paragraph" draw:z-index="85" draw:name="Tvar6" draw:style-name="gr2" draw:text-style-name="P27" svg:x1="4.955cm" svg:y1="1.356cm" svg:x2="5.987cm" svg:y2="3.34cm"><text:p/></draw:line><draw:line text:anchor-type="paragraph" draw:z-index="86" draw:name="Tvar7" draw:style-name="gr2" draw:text-style-name="P27" svg:x1="5.087cm" svg:y1="5.299cm" svg:x2="2.415cm" svg:y2="5.299cm"><text:p/></draw:line></text:p>
      <text:p text:style-name="P2"><draw:line text:anchor-type="paragraph" draw:z-index="99" draw:name="Tvar47" draw:style-name="gr2" draw:text-style-name="P27" svg:x1="10.009cm" svg:y1="0.432cm" svg:x2="9.056cm" svg:y2="2.443cm"><text:p/></draw:line><draw:path text:anchor-type="paragraph" draw:z-index="102" draw:name="Tvar50" draw:style-name="gr2" draw:text-style-name="P27" svg:width="0.706cm" svg:height="1.045cm" svg:x="10.537cm" svg:y="0.127cm" svg:viewBox="0 0 707 1046" svg:d="M0 40c330-217 769 512 106 477-203-11 746-120 582 317l-265 212h-291l-79-53"><text:p/></draw:path></text:p>
      <text:p text:style-name="P2"/>
      <text:p text:style-name="P2"/>
      <text:p text:style-name="P2"/>
      <text:p text:style-name="P2"/>
      <text:p text:style-name="P2"><draw:path text:anchor-type="paragraph" draw:z-index="103" draw:name="Tvar51" draw:style-name="gr2" draw:text-style-name="P27" svg:width="1.167cm" svg:height="0.816cm" draw:transform="rotate (-1.5707963267949) translate (10.0612222222222cm 0.352777777777778cm)" svg:viewBox="0 0 1168 817" svg:d="M0 529c296-21 568 113 820 238 445 222 330-356 344-555v-212"><text:p/></draw:path><draw:path text:anchor-type="paragraph" draw:z-index="108" draw:name="Tvar56" draw:style-name="gr2" draw:text-style-name="P27" svg:width="0.614cm" svg:height="1.013cm" draw:transform="rotate (0.124441975667196) translate (0.483305555555556cm 0.432152777777778cm)" svg:viewBox="0 0 615 1014" svg:d="M0 0c210 56 705-138 601 315l-194 269-112 253-75 177"><text:p/></draw:path></text:p>
      <text:p text:style-name="P2"><draw:polyline text:anchor-type="paragraph" draw:z-index="109" draw:name="Tvar57" draw:style-name="gr2" draw:text-style-name="P27" svg:width="0.422cm" svg:height="0cm" svg:x="0.721cm" svg:y="0.422cm" svg:viewBox="0 0 423 0" draw:points="0,0 265,0 423,0"><text:p/></draw:polyline></text:p>
      <text:p text:style-name="P2"><draw:polyline text:anchor-type="paragraph" draw:z-index="104" draw:name="Tvar52" draw:style-name="gr2" draw:text-style-name="P27" svg:width="0.659cm" svg:height="0.055cm" draw:transform="rotate (-1.69523830246209) translate (9.82559585946695cm 0.206251252885653cm)" svg:viewBox="0 0 660 56" draw:points="0,56 266,49 528,16 660,0"><text:p/></draw:polyline></text:p>
      <text:p text:style-name="P2"/>
      <text:p text:style-name="P2"/>
      <text:p text:style-name="P2"><draw:path text:anchor-type="paragraph" draw:z-index="105" draw:name="Tvar53" draw:style-name="gr2" draw:text-style-name="P27" svg:width="0.899cm" svg:height="0.484cm" draw:transform="skewX (-0.0380481776934764) rotate (-1.94866010985167) translate (6.34890797713589cm 0.420183158429063cm)" svg:viewBox="0 0 900 485" svg:d="M0 440c480 233 152-532 599-431l301 163-209 166-24 10"><text:p/></draw:path><draw:polyline text:anchor-type="paragraph" draw:z-index="106" draw:name="Tvar54" draw:style-name="gr2" draw:text-style-name="P27" svg:width="0.628cm" svg:height="0.089cm" draw:transform="rotate (-0.141895268187139) translate (5.91996357126588cm 0.210962200111507cm)" svg:viewBox="0 0 629 90" draw:points="0,90 262,52 524,15 629,0"><text:p/></draw:polyline><draw:path text:anchor-type="paragraph" draw:z-index="107" draw:name="Tvar55" draw:style-name="gr2" draw:text-style-name="P27" svg:width="0.567cm" svg:height="0.712cm" draw:transform="rotate (-3.14159265358979) translate (2.24414693090523cm 1.15513211153947cm)" svg:viewBox="0 0 568 713" svg:d="M68 670c381 196 571-328 476-556-65-155-997-195-265 159l159-106"><text:p/></draw:path></text:p>
      <text:p text:style-name="P2"/>
      <text:p text:style-name="P2"><draw:path text:anchor-type="paragraph" draw:z-index="111" draw:name="Tvar59" draw:style-name="gr2" draw:text-style-name="P27" svg:width="0.703cm" svg:height="0.73cm" draw:transform="rotate (0.11065387457644) translate (9.35062952956483cm 0.471478987562944cm)" svg:viewBox="0 0 704 731" svg:d="M0 205c330 245 705-670 704 132l-29 263-15 131"><text:p/></draw:path><draw:path text:anchor-type="paragraph" draw:z-index="112" draw:name="Tvar60" draw:style-name="gr2" draw:text-style-name="P27" svg:width="0.946cm" svg:height="1.121cm" draw:transform="rotate (1.4463543511277) translate (13.1462069297782cm 1.26290366154133cm)" svg:viewBox="0 0 947 1122" svg:d="M381 16c421-116 697 420 502 604-224 211-728 210-883-236l7 266 36 289 23 183"><text:p/></draw:path></text:p>
      <text:p text:style-name="P2">Anthracen</text:p>
      <text:p text:style-name="P2"><draw:polygon text:anchor-type="paragraph" draw:z-index="88" draw:name="Tvar1" draw:style-name="gr1" draw:text-style-name="P26" svg:width="5.079cm" svg:height="4.47cm" svg:x="1.171cm" svg:y="5.066cm" svg:viewBox="0 0 5080 4471" draw:points="951,0 3897,0 5080,2223 4036,4445 1160,4471 0,2487 997,0"><text:p/></draw:polygon><draw:line text:anchor-type="paragraph" draw:z-index="89" draw:name="Tvar5" draw:style-name="gr2" draw:text-style-name="P27" svg:x1="1.489cm" svg:y1="7.527cm" svg:x2="2.362cm" svg:y2="5.357cm"><text:p/></draw:line><draw:line text:anchor-type="paragraph" draw:z-index="90" draw:name="Tvar7" draw:style-name="gr2" draw:text-style-name="P27" svg:x1="5.087cm" svg:y1="9.299cm" svg:x2="2.415cm" svg:y2="9.299cm"><text:p/></draw:line><draw:polygon text:anchor-type="paragraph" draw:z-index="91" draw:name="Tvar1" draw:style-name="gr1" draw:text-style-name="P26" svg:width="5.079cm" svg:height="4.47cm" svg:x="5.166cm" svg:y="2.759cm" svg:viewBox="0 0 5080 4471" draw:points="951,0 3897,0 5080,2223 4036,4445 1160,4471 0,2487 997,0"><text:p/></draw:polygon><draw:line text:anchor-type="paragraph" draw:z-index="92" draw:name="Tvar5" draw:style-name="gr2" draw:text-style-name="P27" svg:x1="5.484cm" svg:y1="5.22cm" svg:x2="6.357cm" svg:y2="3.05cm"><text:p/></draw:line><draw:line text:anchor-type="paragraph" draw:z-index="93" draw:name="Tvar7" draw:style-name="gr2" draw:text-style-name="P27" svg:x1="9.082cm" svg:y1="6.992cm" svg:x2="6.41cm" svg:y2="6.992cm"><text:p/></draw:line><draw:polygon text:anchor-type="paragraph" draw:z-index="94" draw:name="Tvar1" draw:style-name="gr1" draw:text-style-name="P26" svg:width="5.079cm" svg:height="4.47cm" svg:x="9.135cm" svg:y="0.404cm" svg:viewBox="0 0 5080 4471" draw:points="951,0 3897,0 5080,2223 4036,4445 1160,4471 0,2487 997,0"><text:p/></draw:polygon><draw:line text:anchor-type="paragraph" draw:z-index="95" draw:name="Tvar5" draw:style-name="gr2" draw:text-style-name="P27" svg:x1="12.892cm" svg:y1="0.695cm" svg:x2="10.326cm" svg:y2="0.695cm"><text:p/></draw:line><draw:line text:anchor-type="paragraph" draw:z-index="96" draw:name="Tvar6" draw:style-name="gr2" draw:text-style-name="P27" svg:x1="8.844cm" svg:y1="3.023cm" svg:x2="9.876cm" svg:y2="5.007cm"><text:p/></draw:line><draw:line text:anchor-type="paragraph" draw:z-index="97" draw:name="Tvar7" draw:style-name="gr2" draw:text-style-name="P27" svg:x1="13.051cm" svg:y1="4.637cm" svg:x2="13.951cm" svg:y2="2.639cm"><text:p/></draw:line><draw:path text:anchor-type="paragraph" draw:z-index="113" draw:name="Tvar61" draw:style-name="gr2" draw:text-style-name="P27" svg:width="1.022cm" svg:height="1.536cm" svg:x="14.586cm" svg:y="2.318cm" svg:viewBox="0 0 1023 1537" svg:d="M265 3c229 0 738-60 608 370-125 415-866 80-847 397 18 298 648-235 874-53 183 148 206 667-239 688l-317 53-291 79-53-105"><text:p/></draw:path><draw:path text:anchor-type="paragraph" draw:z-index="114" draw:name="Tvar62" draw:style-name="gr2" draw:text-style-name="P27" svg:width="1.454cm" svg:height="0.762cm" draw:transform="rotate (-1.5707963267949) translate (14.2380780208281cm 4.94065277777778cm)" svg:viewBox="0 0 1455 763" svg:d="M0 605c284-11 590-22 847 106 487 242 316-427 238-582-235-468-635 511-80 211h291 159"><text:p/></draw:path><draw:path text:anchor-type="paragraph" draw:z-index="115" draw:name="Tvar63" draw:style-name="gr2" draw:text-style-name="P27" svg:width="1.175cm" svg:height="0.553cm" draw:transform="rotate (-1.5707963267949) translate (10.2852729697403cm 7.32190277777778cm)" svg:viewBox="0 0 1176 554" svg:d="M0 515c159-130 649 309 609-264-41-570 668-30 555 264l-132-53"><text:p/></draw:path><draw:path text:anchor-type="paragraph" draw:z-index="116" draw:name="Tvar64" draw:style-name="gr2" draw:text-style-name="P27" svg:width="0.753cm" svg:height="0.77cm" draw:transform="rotate (-3.14159265358979) translate (5.77497222222222cm 10.2701287021854cm)" svg:viewBox="0 0 754 771" svg:d="M0 752c314 94 603-176 714-450 201-492-416-217-608-291l291 159h264l80-79"><text:p/></draw:path><draw:polyline text:anchor-type="paragraph" draw:z-index="117" draw:name="Tvar65" draw:style-name="gr2" draw:text-style-name="P27" svg:width="0.581cm" svg:height="0.025cm" svg:x="9.797cm" svg:y="7.348cm" svg:viewBox="0 0 582 26" draw:points="0,26 318,26 582,0 582,0"><text:p/></draw:polyline><draw:path text:anchor-type="paragraph" draw:z-index="118" draw:name="Tvar66" draw:style-name="gr2" draw:text-style-name="P27" svg:width="0.793cm" svg:height="1.047cm" svg:x="1.806cm" svg:y="9.926cm" svg:viewBox="0 0 794 1048" svg:d="M0 16c261 102 785-240 794 291l-212 423-106 265v53"><text:p/></draw:path><draw:path text:anchor-type="paragraph" draw:z-index="119" draw:name="Tvar67" draw:style-name="gr2" draw:text-style-name="P27" svg:width="1.489cm" svg:height="0.801cm" draw:transform="rotate (1.8158405537749) translate (0.0839487132383951cm 8.42376542384082cm)" svg:viewBox="0 0 1490 802" svg:d="M651 411c291-20 903-120 834 154-92 370-829 25-969-270-324-685-630 2-474 263 410 693 313-323 757-192l70 45"><text:p/></draw:path><draw:polyline text:anchor-type="paragraph" draw:z-index="120" draw:name="Tvar68" draw:style-name="gr2" draw:text-style-name="P27" svg:width="0.581cm" svg:height="0cm" svg:x="2.23cm" svg:y="10.497cm" svg:viewBox="0 0 582 0" draw:points="0,0 397,0 582,0"><text:p/></draw:polyline><draw:path text:anchor-type="paragraph" draw:z-index="121" draw:name="Tvar69" draw:style-name="gr2" draw:text-style-name="P27" svg:width="0.477cm" svg:height="0.823cm" svg:x="1.44cm" svg:y="4.17cm" svg:viewBox="0 0 478 824" svg:d="M366 83c-365-392-525 755-158 370 524-550 116 136 158 265v106"><text:p/></draw:path><draw:path text:anchor-type="paragraph" draw:z-index="122" draw:name="Tvar70" draw:style-name="gr2" draw:text-style-name="P27" svg:width="0.709cm" svg:height="0.525cm" draw:transform="rotate (0.785398163397448) translate (5.54871421365473cm 2.17439476921029cm)" svg:viewBox="0 0 710 526" svg:d="M0 58c131 168 1190-337 449 187l-262 187-93 94"><text:p/></draw:path><draw:path text:anchor-type="paragraph" draw:z-index="123" draw:name="Tvar71" draw:style-name="gr4" draw:text-style-name="P30" svg:width="0.906cm" svg:height="0.76cm" draw:transform="rotate (-2.29737689440014) translate (7.30178629185693cm 2.11445058908405cm)" svg:viewBox="0 0 907 761" svg:d="M323 729c175 109 841-63 477-459-232-252-617-405-800-103l94 305 176 198 35 39z"><text:p/></draw:path>,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path text:anchor-type="paragraph" draw:z-index="138" draw:name="Tvar78" draw:style-name="gr2" draw:text-style-name="P27" svg:width="0.887cm" svg:height="0.434cm" draw:transform="rotate (-1.68145020137134) translate (10.091076658756cm 0.356093491670762cm)" svg:viewBox="0 0 888 435" svg:d="M0 429c169-31 1001 109 538-192-615-401 127-167 245-187l105-12"><text:p/></draw:path>Fenanthren</text:p>
      <text:p text:style-name="P2"><draw:polygon text:anchor-type="paragraph" draw:z-index="124" draw:name="Tvar1" draw:style-name="gr1" draw:text-style-name="P26" svg:width="5.079cm" svg:height="4.47cm" svg:x="1.171cm" svg:y="1.065cm" svg:viewBox="0 0 5080 4471" draw:points="951,0 3897,0 5080,2223 4036,4445 1160,4471 0,2487 997,0"><text:p/></draw:polygon><draw:line text:anchor-type="paragraph" draw:z-index="125" draw:name="Tvar6" draw:style-name="gr2" draw:text-style-name="P27" svg:x1="4.955cm" svg:y1="1.356cm" svg:x2="2.23cm" svg:y2="1.356cm"><text:p/></draw:line><draw:line text:anchor-type="paragraph" draw:z-index="126" draw:name="Tvar7" draw:style-name="gr2" draw:text-style-name="P27" svg:x1="1.409cm" svg:y1="3.579cm" svg:x2="2.414cm" svg:y2="5.299cm"><text:p/></draw:line><draw:polygon text:anchor-type="paragraph" draw:z-index="127" draw:name="Tvar1" draw:style-name="gr1" draw:text-style-name="P26" svg:width="5.079cm" svg:height="4.47cm" svg:x="5.193cm" svg:y="3.341cm" svg:viewBox="0 0 5080 4471" draw:points="951,0 3897,0 5080,2223 4036,4445 1160,4471 0,2487 997,0"><text:p/></draw:polygon><draw:line text:anchor-type="paragraph" draw:z-index="128" draw:name="Tvar5" draw:style-name="gr2" draw:text-style-name="P27" svg:x1="5.51cm" svg:y1="5.802cm" svg:x2="6.383cm" svg:y2="3.632cm"><text:p/></draw:line><draw:line text:anchor-type="paragraph" draw:z-index="129" draw:name="Tvar6" draw:style-name="gr2" draw:text-style-name="P27" svg:x1="9.4cm" svg:y1="3.182cm" svg:x2="10.432cm" svg:y2="5.166cm"><text:p/></draw:line><draw:line text:anchor-type="paragraph" draw:z-index="130" draw:name="Tvar7" draw:style-name="gr2" draw:text-style-name="P27" svg:x1="9.108cm" svg:y1="7.574cm" svg:x2="6.436cm" svg:y2="7.574cm"><text:p/></draw:line><draw:polygon text:anchor-type="paragraph" draw:z-index="131" draw:name="Tvar1" draw:style-name="gr1" draw:text-style-name="P26" svg:width="5.079cm" svg:height="4.47cm" svg:x="9.188cm" svg:y="0.933cm" svg:viewBox="0 0 5080 4471" draw:points="951,0 3897,0 5080,2223 4036,4445 1160,4471 0,2487 997,0"><text:p/></draw:polygon><draw:line text:anchor-type="paragraph" draw:z-index="132" draw:name="Tvar72" draw:style-name="gr2" draw:text-style-name="P27" svg:x1="9.638cm" svg:y1="3.341cm" svg:x2="10.432cm" svg:y2="5.008cm"><text:p/></draw:line><draw:line text:anchor-type="paragraph" draw:z-index="133" draw:name="Tvar73" draw:style-name="gr2" draw:text-style-name="P27" svg:x1="10.405cm" svg:y1="1.277cm" svg:x2="12.68cm" svg:y2="1.303cm"><text:p/></draw:line><draw:line text:anchor-type="paragraph" draw:z-index="134" draw:name="Tvar74" draw:style-name="gr2" draw:text-style-name="P27" svg:x1="13.95cm" svg:y1="3.314cm" svg:x2="13.077cm" svg:y2="5.113cm"><text:p/></draw:line><draw:path text:anchor-type="paragraph" draw:z-index="135" draw:name="Tvar75" draw:style-name="gr2" draw:text-style-name="P27" svg:width="0.787cm" svg:height="1.056cm" draw:transform="rotate (0.785398163397448) translate (13.388492335947cm 5.90078400261363cm)" svg:viewBox="0 0 788 1057" svg:d="M412 84c647-321 308 373 93 468l-187 187-187 187-131 131"><text:p/></draw:path><draw:path text:anchor-type="paragraph" draw:z-index="136" draw:name="Tvar76" draw:style-name="gr2" draw:text-style-name="P27" svg:width="1.241cm" svg:height="0.995cm" draw:transform="rotate (1.5707963267949) translate (14.5159580309209cm 3.95758936988927cm)" svg:viewBox="0 0 1242 996" svg:d="M855 43c391-208 464 397 317 529-340 309-739-530-1058-423-268 90 19 563 27 847"><text:p/></draw:path><draw:path text:anchor-type="paragraph" draw:z-index="137" draw:name="Tvar77" draw:style-name="gr2" draw:text-style-name="P27" svg:width="0.617cm" svg:height="1.246cm" draw:transform="rotate (0.245044226980004) translate (13.298737163063cm 0.115201598707403cm)" svg:viewBox="0 0 618 1247" svg:d="M10 28c184 7 659-181 572 333-87 508-1071 181-270 206 440 13 320 467 167 641l-282 39-103-26"><text:p/></draw:path><draw:path text:anchor-type="paragraph" draw:z-index="139" draw:name="Tvar79" draw:style-name="gr2" draw:text-style-name="P27" svg:width="0.52cm" svg:height="0.963cm" draw:transform="rotate (-3.14159265358979) translate (5.61862455994168cm 1.2012104351535cm)" svg:viewBox="0 0 521 964" svg:d="M108 877c319 337 688-423 106-238-229 72-367-697 79-635l80 264v53"><text:p/></draw:path><draw:path text:anchor-type="paragraph" draw:z-index="140" draw:name="Tvar80" draw:style-name="gr2" draw:text-style-name="P27" svg:width="0.486cm" svg:height="0.555cm" draw:transform="rotate (-2.5535912285929) translate (2.29875400520458cm 0.666479305825849cm)" svg:viewBox="0 0 487 556" svg:d="M0 506c350 248 817-506 147-506l117 301 191-191 15-22"><text:p/></draw:path><draw:path text:anchor-type="paragraph" draw:z-index="141" draw:name="Tvar81" draw:style-name="gr2" draw:text-style-name="P27" svg:width="0.32cm" svg:height="1.22cm" svg:x="0.51cm" svg:y="3.39cm" svg:viewBox="0 0 321 1221" svg:d="M0 57c492-244 254 366 318 555l-106 265-186 291v53"><text:p/></draw:path><draw:polyline text:anchor-type="paragraph" draw:z-index="142" draw:name="Tvar82" draw:style-name="gr2" draw:text-style-name="P27" svg:width="0.766cm" svg:height="0cm" svg:x="0.377cm" svg:y="3.923cm" svg:viewBox="0 0 767 0" draw:points="0,0 265,0 556,0 767,0"><text:p/></draw:polyline><draw:path text:anchor-type="paragraph" draw:z-index="143" draw:name="Tvar83" draw:style-name="gr2" draw:text-style-name="P27" svg:width="0.862cm" svg:height="0.612cm" draw:transform="rotate (2.07781447449925) translate (2.18812287778086cm 6.98283659772729cm)" svg:viewBox="0 0 863 613" svg:d="M614 237c591-355-44 920-110 90-52-654-888-166-288 82l265-95"><text:p/></draw:path><draw:path text:anchor-type="paragraph" draw:z-index="144" draw:name="Tvar84" draw:style-name="gr2" draw:text-style-name="P27" svg:width="0.93cm" svg:height="0.992cm" draw:transform="rotate (2.9229028983149) translate (5.98663888888889cm 9.10872222222229cm)" svg:viewBox="0 0 931 993" svg:d="M166 993c281-6 820 35 761-359-55-371-607-208-749 167-94 246-115-517-172-775l-6-26"><text:p/></draw:path><draw:path text:anchor-type="paragraph" draw:z-index="145" draw:name="Tvar85" draw:style-name="gr2" draw:text-style-name="P27" svg:width="0.643cm" svg:height="0.735cm" draw:transform="rotate (0.358839694210034) translate (9.15717194483752cm 8.29427304789855cm)" svg:viewBox="0 0 644 736" svg:d="M0 163c170 104 966-487 499 103l-121 322-56 148"><text:p/></draw:path><draw:path text:anchor-type="paragraph" draw:z-index="146" draw:name="Tvar86" draw:style-name="gr2" draw:text-style-name="P27" svg:width="1.029cm" svg:height="0.554cm" draw:transform="rotate (-1.8158405537749) translate (10.6653351623229cm 8.3204885311963cm)" svg:viewBox="0 0 1030 555" svg:d="M45 530c320 9 757 105 943-154 220-306-481-455-738-334l-250 90 39 263 141 19"><text:p/></draw:path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bifenyl</text:p>
      <text:p text:style-name="P3"><draw:polygon text:anchor-type="paragraph" draw:z-index="147" draw:name="Tvar1" draw:style-name="gr1" draw:text-style-name="P26" svg:width="5.079cm" svg:height="4.47cm" svg:x="1.171cm" svg:y="1.065cm" svg:viewBox="0 0 5080 4471" draw:points="951,0 3897,0 5080,2223 4036,4445 1160,4471 0,2487 997,0"><text:p/></draw:polygon><draw:line text:anchor-type="paragraph" draw:z-index="148" draw:name="Tvar5" draw:style-name="gr2" draw:text-style-name="P27" svg:x1="1.489cm" svg:y1="3.526cm" svg:x2="2.362cm" svg:y2="1.356cm"><text:p/></draw:line><draw:line text:anchor-type="paragraph" draw:z-index="149" draw:name="Tvar6" draw:style-name="gr2" draw:text-style-name="P27" svg:x1="4.955cm" svg:y1="1.356cm" svg:x2="5.987cm" svg:y2="3.34cm"><text:p/></draw:line><draw:line text:anchor-type="paragraph" draw:z-index="150" draw:name="Tvar7" draw:style-name="gr2" draw:text-style-name="P27" svg:x1="5.087cm" svg:y1="5.299cm" svg:x2="2.415cm" svg:y2="5.299cm"><text:p/></draw:line><draw:polygon text:anchor-type="paragraph" draw:z-index="151" draw:name="Tvar1" draw:style-name="gr1" draw:text-style-name="P26" svg:width="5.079cm" svg:height="4.47cm" svg:x="7.971cm" svg:y="0.907cm" svg:viewBox="0 0 5080 4471" draw:points="951,0 3897,0 5080,2223 4036,4445 1160,4471 0,2487 997,0"><text:p/></draw:polygon><draw:line text:anchor-type="paragraph" draw:z-index="152" draw:name="Tvar5" draw:style-name="gr2" draw:text-style-name="P27" svg:x1="8.289cm" svg:y1="3.368cm" svg:x2="9.162cm" svg:y2="1.198cm"><text:p/></draw:line><draw:line text:anchor-type="paragraph" draw:z-index="153" draw:name="Tvar6" draw:style-name="gr2" draw:text-style-name="P27" svg:x1="11.755cm" svg:y1="1.198cm" svg:x2="12.787cm" svg:y2="3.182cm"><text:p/></draw:line><draw:line text:anchor-type="paragraph" draw:z-index="154" draw:name="Tvar7" draw:style-name="gr2" draw:text-style-name="P27" svg:x1="11.887cm" svg:y1="5.14cm" svg:x2="9.215cm" svg:y2="5.14cm"><text:p/></draw:line><draw:line text:anchor-type="paragraph" draw:z-index="155" draw:name="Tvar87" draw:style-name="gr2" draw:text-style-name="P27" svg:x1="6.251cm" svg:y1="3.373cm" svg:x2="7.971cm" svg:y2="3.426cm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polygon text:anchor-type="paragraph" draw:z-index="156" draw:name="Tvar1" draw:style-name="gr1" draw:text-style-name="P26" svg:width="5.079cm" svg:height="4.47cm" svg:x="1.171cm" svg:y="1.065cm" svg:viewBox="0 0 5080 4471" draw:points="951,0 3897,0 5080,2223 4036,4445 1160,4471 0,2487 997,0"><text:p/></draw:polygon><draw:polygon text:anchor-type="paragraph" draw:z-index="160" draw:name="Tvar1" draw:style-name="gr1" draw:text-style-name="P26" svg:width="5.079cm" svg:height="4.47cm" svg:x="10.167cm" svg:y="0.933cm" svg:viewBox="0 0 5080 4471" draw:points="951,0 3897,0 5080,2223 4036,4445 1160,4471 0,2487 997,0"><text:p/></draw:polygon><draw:line text:anchor-type="paragraph" draw:z-index="161" draw:name="Tvar5" draw:style-name="gr2" draw:text-style-name="P27" svg:x1="10.485cm" svg:y1="3.394cm" svg:x2="11.358cm" svg:y2="1.224cm"><text:p/></draw:line><draw:line text:anchor-type="paragraph" draw:z-index="162" draw:name="Tvar6" draw:style-name="gr2" draw:text-style-name="P27" svg:x1="13.951cm" svg:y1="1.224cm" svg:x2="14.983cm" svg:y2="3.208cm"><text:p/></draw:line><draw:line text:anchor-type="paragraph" draw:z-index="163" draw:name="Tvar7" draw:style-name="gr2" draw:text-style-name="P27" svg:x1="14.083cm" svg:y1="5.166cm" svg:x2="11.411cm" svg:y2="5.166cm"><text:p/></draw:line><draw:path text:anchor-type="paragraph" draw:z-index="165" draw:name="Tvar89" draw:style-name="gr2" draw:text-style-name="P27" svg:width="0.658cm" svg:height="0.651cm" draw:transform="rotate (-2.41501208598455) translate (7.70495300738214cm 3.46091069196602cm)" svg:viewBox="0 0 659 652" svg:d="M0 635c277 81 958-138 510-573l-229-62"><text:p/></draw:path><draw:path text:anchor-type="paragraph" draw:z-index="166" draw:name="Tvar90" draw:style-name="gr2" draw:text-style-name="P27" svg:width="1.084cm" svg:height="0cm" draw:transform="rotate (-1.5707963267949) translate (7.78580555555556cm 2.95980555555556cm)" svg:viewBox="0 0 1085 0" svg:d="M0 0c362 0 723 0 1085 0"><text:p/></draw:path><draw:path text:anchor-type="paragraph" draw:z-index="167" draw:name="Tvar91" draw:style-name="gr2" draw:text-style-name="P27" svg:width="0.914cm" svg:height="0.156cm" draw:transform="rotate (-1.78948608206979) translate (8.43420828239366cm 3.04510193565906cm)" svg:viewBox="0 0 915 157" svg:d="M0 149c271 39 523-78 786-120l129-29"><text:p/></draw:path><draw:polyline text:anchor-type="paragraph" draw:z-index="168" draw:name="Tvar92" draw:style-name="gr2" draw:text-style-name="P27" svg:width="0.317cm" svg:height="0cm" svg:x="7.786cm" svg:y="3.463cm" svg:viewBox="0 0 318 0" draw:points="0,0 265,0 318,0"><text:p/></draw:polyline><draw:polyline text:anchor-type="paragraph" draw:z-index="169" draw:name="Tvar93" draw:style-name="gr2" draw:text-style-name="P27" svg:width="0.598cm" svg:height="0.224cm" draw:transform="rotate (-0.785398163397449) translate (8.5001805555554cm 3.96522222222222cm)" svg:viewBox="0 0 599 225" draw:points="0,0 355,19 524,225 599,112"><text:p/></draw:polyline><draw:path text:anchor-type="paragraph" draw:z-index="170" draw:name="Tvar94" draw:style-name="gr2" draw:text-style-name="P27" svg:width="0.498cm" svg:height="0.493cm" draw:transform="rotate (-2.99969738540265) translate (9.03992977094599cm 3.66888906849687cm)" svg:viewBox="0 0 499 494" svg:d="M0 449c253 222 829-455 247-419l-210-30"><text:p/></draw:path><draw:polyline text:anchor-type="paragraph" draw:z-index="171" draw:name="Tvar95" draw:style-name="gr2" draw:text-style-name="P27" svg:width="0.586cm" svg:height="0.025cm" draw:transform="rotate (-1.73590447403356) translate (9.37257794479928cm 3.22867627081961cm)" svg:viewBox="0 0 587 26" draw:points="0,26 318,0 587,9 587,9"><text:p/></draw:polyline><draw:polyline text:anchor-type="paragraph" draw:z-index="172" draw:name="Tvar96" draw:style-name="gr2" draw:text-style-name="P27" svg:width="0.581cm" svg:height="0cm" draw:transform="rotate (-1.5707963267949) translate (9.63788888888889cm 3.22438888888889cm)" svg:viewBox="0 0 582 0" draw:points="0,0 265,0 529,0 582,0"><text:p/></draw:polyline><draw:polyline text:anchor-type="paragraph" draw:z-index="173" draw:name="Tvar97" draw:style-name="gr2" draw:text-style-name="P27" svg:width="0.269cm" svg:height="0.005cm" draw:transform="rotate (0.218689755274889) translate (9.34684722222222cm 3.59480555555554cm)" svg:viewBox="0 0 270 6" draw:points="0,0 270,6 270,6"><text:p/></draw:polyline><draw:path text:anchor-type="paragraph" draw:z-index="174" draw:name="Tvar98" draw:style-name="gr2" draw:text-style-name="P27" svg:width="0.506cm" svg:height="0.691cm" draw:transform="rotate (0.58800142499689) translate (9.70774259895088cm 3.95093944009968cm)" svg:viewBox="0 0 507 692" svg:d="M198 54c683-274 56 599-198 345l191 191 154 102"><text:p/></draw:path><draw:polyline text:anchor-type="paragraph" draw:z-index="175" draw:name="Tvar99" draw:style-name="gr2" draw:text-style-name="P27" svg:width="0.264cm" svg:height="0cm" svg:x="9.823cm" svg:y="3.463cm" svg:viewBox="0 0 265 0" draw:points="0,0 265,0 265,0"><text:p/></draw:polyline>1,2-difenylethan</text:p>
      <text:p text:style-name="P4"/>
      <text:p text:style-name="P4"><draw:line text:anchor-type="paragraph" draw:z-index="157" draw:name="Tvar5" draw:style-name="gr2" draw:text-style-name="P27" svg:x1="1.489cm" svg:y1="2.596cm" svg:x2="2.362cm" svg:y2="0.478cm"><text:p/></draw:line><draw:line text:anchor-type="paragraph" draw:z-index="158" draw:name="Tvar6" draw:style-name="gr2" draw:text-style-name="P27" svg:x1="4.955cm" svg:y1="0.478cm" svg:x2="5.987cm" svg:y2="2.414cm"><text:p/></draw:line></text:p>
      <text:p text:style-name="P4"/>
      <text:p text:style-name="P4"/>
      <text:p text:style-name="P4"/>
      <text:p text:style-name="P4"><draw:polyline text:anchor-type="paragraph" draw:z-index="164" draw:name="Tvar88" draw:style-name="gr2" draw:text-style-name="P27" svg:width="0.369cm" svg:height="0cm" svg:x="6.278cm" svg:y="0.431cm" svg:viewBox="0 0 370 0" draw:points="0,0 291,0 370,0"><text:p/></draw:polyline></text:p>
      <text:p text:style-name="P4"/>
      <text:p text:style-name="P4"/>
      <text:p text:style-name="P4"/>
      <text:p text:style-name="P4"><draw:line text:anchor-type="paragraph" draw:z-index="159" draw:name="Tvar7" draw:style-name="gr2" draw:text-style-name="P27" svg:x1="5.087cm" svg:y1="0.431cm" svg:x2="2.415cm" svg:y2="0.431cm"><text:p/></draw:line></text:p>
      <text:p text:style-name="P4"/>
      <text:p text:style-name="P4"/>
      <text:p text:style-name="P5"/>
      <text:p text:style-name="P5"><text:soft-page-break/>Fenyl <text:span text:style-name="T1">je zbytek od Beznenu (s odtrženým vodíkem)</text:span></text:p>
      <text:p text:style-name="P5"><draw:polygon text:anchor-type="paragraph" draw:z-index="176" draw:name="Tvar1" draw:style-name="gr1" draw:text-style-name="P26" svg:width="5.079cm" svg:height="4.47cm" svg:x="1.171cm" svg:y="1.065cm" svg:viewBox="0 0 5080 4471" draw:points="951,0 3897,0 5080,2223 4036,4445 1160,4471 0,2487 997,0"><text:p/></draw:polygon><draw:line text:anchor-type="paragraph" draw:z-index="177" draw:name="Tvar5" draw:style-name="gr2" draw:text-style-name="P27" svg:x1="1.489cm" svg:y1="3.526cm" svg:x2="2.362cm" svg:y2="1.356cm"><text:p/></draw:line><draw:line text:anchor-type="paragraph" draw:z-index="178" draw:name="Tvar6" draw:style-name="gr2" draw:text-style-name="P27" svg:x1="4.955cm" svg:y1="1.356cm" svg:x2="5.987cm" svg:y2="3.34cm"><text:p/></draw:line><draw:line text:anchor-type="paragraph" draw:z-index="179" draw:name="Tvar7" draw:style-name="gr2" draw:text-style-name="P27" svg:x1="5.087cm" svg:y1="5.299cm" svg:x2="2.415cm" svg:y2="5.299cm"><text:p/></draw:line><draw:line text:anchor-type="paragraph" draw:z-index="180" draw:name="Tvar87" draw:style-name="gr2" draw:text-style-name="P27" svg:x1="6.251cm" svg:y1="3.373cm" svg:x2="7.971cm" svg:y2="3.426cm"><text:p/></draw:lin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path text:anchor-type="paragraph" draw:z-index="187" draw:name="Tvar101" draw:style-name="gr5" draw:text-style-name="P27" svg:width="0.798cm" svg:height="0.804cm" draw:transform="rotate (2.76111087665503) translate (6.64171932391776cm 1.37856420750816cm)" svg:viewBox="0 0 799 805" svg:d="M359 771c461 186 540-444 329-673l-324-98-339 79-25 152"><text:p/></draw:path><draw:path text:anchor-type="paragraph" draw:z-index="198" draw:name="Tvar107" draw:style-name="gr5" draw:text-style-name="P27" svg:width="0.932cm" svg:height="0.585cm" draw:transform="rotate (3.0171506779226) translate (9.39504823757599cm 0.831299082433882cm)" svg:viewBox="0 0 933 586" svg:d="M95 586c298-61 1069 106 771-443-157-290-632-79-866 108"><text:p/></draw:path><draw:polyline text:anchor-type="paragraph" draw:z-index="199" draw:name="Tvar108" draw:style-name="gr5" draw:text-style-name="P27" svg:width="0.66cm" svg:height="0cm" draw:transform="rotate (-1.5707963267949) translate (9.92893055555556cm 0.0529166666666667cm)" svg:viewBox="0 0 661 0" draw:points="0,0 344,0 661,0 661,0"><text:p/></draw:polyline><draw:polyline text:anchor-type="paragraph" draw:z-index="200" draw:name="Tvar109" draw:style-name="gr5" draw:text-style-name="P27" svg:width="0.502cm" svg:height="0cm" draw:transform="rotate (-1.5707963267949) translate (10.2993472222222cm 0.185208333333333cm)" svg:viewBox="0 0 503 0" draw:points="0,0 318,0 503,0"><text:p/></draw:polyline><draw:polyline text:anchor-type="paragraph" draw:z-index="201" draw:name="Tvar110" draw:style-name="gr5" draw:text-style-name="P27" svg:width="0.317cm" svg:height="0cm" svg:x="10.008cm" svg:y="0.397cm" svg:viewBox="0 0 318 0" draw:points="0,0 265,0 318,0"><text:p/></draw:polyline><draw:path text:anchor-type="paragraph" draw:z-index="202" draw:name="Tvar111" draw:style-name="gr5" draw:text-style-name="P27" svg:width="0.828cm" svg:height="0.887cm" draw:transform="rotate (0.404916386462684) translate (10.2513527370653cm 0.690623475293998cm)" svg:viewBox="0 0 829 888" svg:d="M441 100c923-474-111 931 38 246 120-547 314 845-90 480l-389-167 160-104"><text:p/></draw:path>2-tolyl, 3-tolyl, 4-tolyl</text:p>
      <text:p text:style-name="P6"><draw:polyline text:anchor-type="paragraph" draw:z-index="188" draw:name="Tvar102" draw:style-name="gr5" draw:text-style-name="P27" svg:width="0.846cm" svg:height="0cm" draw:transform="rotate (-1.5707963267949) translate (7.12434722222222cm 0.015875cm)" svg:viewBox="0 0 847 0" draw:points="0,0 265,0 741,0 847,0"><text:p/></draw:polyline><draw:polyline text:anchor-type="paragraph" draw:z-index="189" draw:name="Tvar103" draw:style-name="gr5" draw:text-style-name="P27" svg:width="0.74cm" svg:height="0.105cm" draw:transform="rotate (-1.5707963267949) translate (7.73288888888889cm 0.09525cm)" svg:viewBox="0 0 741 106" draw:points="0,0 265,26 609,79 741,106"><text:p/></draw:polyline><draw:polyline text:anchor-type="paragraph" draw:z-index="190" draw:name="Tvar104" draw:style-name="gr5" draw:text-style-name="P27" svg:width="0.468cm" svg:height="0.016cm" draw:transform="rotate (0.321664181142555) translate (7.2566388888889cm 0.439208333333333cm)" svg:viewBox="0 0 469 17" draw:points="0,0 385,17 469,17"><text:p/></draw:polyline><draw:line text:anchor-type="paragraph" draw:z-index="197" draw:name="Tvar106" draw:style-name="gr5" draw:text-style-name="P27" svg:x1="10.246cm" svg:y1="1.658cm" svg:x2="9.611cm" svg:y2="0.28cm"><text:p/></draw:line></text:p>
      <text:p text:style-name="P6"><draw:polygon text:anchor-type="paragraph" draw:z-index="181" draw:name="Tvar1" draw:style-name="gr1" draw:text-style-name="P26" svg:width="5.079cm" svg:height="4.47cm" svg:x="1.171cm" svg:y="1.065cm" svg:viewBox="0 0 5080 4471" draw:points="951,0 3897,0 5080,2223 4036,4445 1160,4471 0,2487 997,0"><text:p/></draw:polygon><draw:line text:anchor-type="paragraph" draw:z-index="182" draw:name="Tvar5" draw:style-name="gr2" draw:text-style-name="P27" svg:x1="1.489cm" svg:y1="3.526cm" svg:x2="2.362cm" svg:y2="1.356cm"><text:p/></draw:line><draw:line text:anchor-type="paragraph" draw:z-index="183" draw:name="Tvar6" draw:style-name="gr2" draw:text-style-name="P27" svg:x1="4.955cm" svg:y1="1.356cm" svg:x2="5.987cm" svg:y2="3.34cm"><text:p/></draw:line><draw:line text:anchor-type="paragraph" draw:z-index="184" draw:name="Tvar7" draw:style-name="gr2" draw:text-style-name="P27" svg:x1="5.087cm" svg:y1="5.299cm" svg:x2="2.415cm" svg:y2="5.299cm"><text:p/></draw:line><draw:line text:anchor-type="paragraph" draw:z-index="185" draw:name="Tvar87" draw:style-name="gr2" draw:text-style-name="P27" svg:x1="6.251cm" svg:y1="3.373cm" svg:x2="7.971cm" svg:y2="3.426cm"><text:p/></draw:line><draw:line text:anchor-type="paragraph" draw:z-index="186" draw:name="Tvar100" draw:style-name="gr5" draw:text-style-name="P27" svg:x1="5.034cm" svg:y1="1.066cm" svg:x2="5.695cm" svg:y2="0.138cm"><text:p/></draw:line><draw:path text:anchor-type="paragraph" draw:z-index="191" draw:name="Tvar105" draw:style-name="gr5" draw:text-style-name="P27" svg:width="0.758cm" svg:height="1.137cm" svg:x="7.971cm" svg:y="0.217cm" svg:viewBox="0 0 759 1138" svg:d="M0 0c196 102 1148-64 582 318-988 664 231-23-26 555l-318 265-185-106"><text:p/></draw:path></text:p>
      <text:p text:style-name="P5"/>
      <text:p text:style-name="P5"><draw:polygon text:anchor-type="paragraph" draw:z-index="192" draw:name="Tvar1" draw:style-name="gr1" draw:text-style-name="P26" svg:width="5.079cm" svg:height="4.47cm" svg:x="9.347cm" svg:y="0.197cm" svg:viewBox="0 0 5080 4471" draw:points="951,0 3897,0 5080,2223 4036,4445 1160,4471 0,2487 997,0"><text:p/></draw:polygon></text:p>
      <text:p text:style-name="P5"><draw:line text:anchor-type="paragraph" draw:z-index="193" draw:name="Tvar5" draw:style-name="gr2" draw:text-style-name="P27" svg:x1="9.665cm" svg:y1="2.171cm" svg:x2="10.538cm" svg:y2="0.001cm"><text:p/></draw:line><draw:line text:anchor-type="paragraph" draw:z-index="194" draw:name="Tvar6" draw:style-name="gr2" draw:text-style-name="P27" svg:x1="13.131cm" svg:y1="0.001cm" svg:x2="14.163cm" svg:y2="1.985cm"><text:p/></draw:line></text:p>
      <text:p text:style-name="P5"/>
      <text:p text:style-name="P5"/>
      <text:p text:style-name="P5">,</text:p>
      <text:p text:style-name="P5"><draw:line text:anchor-type="paragraph" draw:z-index="196" draw:name="Tvar87" draw:style-name="gr2" draw:text-style-name="P27" svg:x1="14.427cm" svg:y1="0.071cm" svg:x2="16.147cm" svg:y2="0.124cm"><text:p/></draw:line></text:p>
      <text:p text:style-name="P5"/>
      <text:p text:style-name="P5"/>
      <text:p text:style-name="P5"/>
      <text:p text:style-name="P5"><draw:line text:anchor-type="paragraph" draw:z-index="195" draw:name="Tvar7" draw:style-name="gr2" draw:text-style-name="P27" svg:x1="13.263cm" svg:y1="0.05cm" svg:x2="10.591cm" svg:y2="0.05cm"><text:p/></draw:line></text:p>
      <text:p text:style-name="P5"/>
      <text:p text:style-name="P5"/>
      <text:p text:style-name="P5"/>
      <text:p text:style-name="P5"><draw:polygon text:anchor-type="paragraph" draw:z-index="203" draw:name="Tvar1" draw:style-name="gr1" draw:text-style-name="P26" svg:width="5.079cm" svg:height="4.47cm" svg:x="0.351cm" svg:y="1.044cm" svg:viewBox="0 0 5080 4471" draw:points="951,0 3897,0 5080,2223 4036,4445 1160,4471 0,2487 997,0"><text:p/></draw:polygon><draw:line text:anchor-type="paragraph" draw:z-index="204" draw:name="Tvar5" draw:style-name="gr2" draw:text-style-name="P27" svg:x1="0.669cm" svg:y1="3.505cm" svg:x2="1.542cm" svg:y2="1.335cm"><text:p/></draw:line><draw:line text:anchor-type="paragraph" draw:z-index="205" draw:name="Tvar6" draw:style-name="gr2" draw:text-style-name="P27" svg:x1="4.135cm" svg:y1="1.335cm" svg:x2="5.167cm" svg:y2="3.319cm"><text:p/></draw:line><draw:line text:anchor-type="paragraph" draw:z-index="206" draw:name="Tvar7" draw:style-name="gr2" draw:text-style-name="P27" svg:x1="4.267cm" svg:y1="5.278cm" svg:x2="1.595cm" svg:y2="5.278cm"><text:p/></draw:line><draw:line text:anchor-type="paragraph" draw:z-index="207" draw:name="Tvar87" draw:style-name="gr2" draw:text-style-name="P27" svg:x1="5.431cm" svg:y1="3.352cm" svg:x2="7.151cm" svg:y2="3.405cm"><text:p/></draw:line><draw:path text:anchor-type="paragraph" draw:z-index="208" draw:name="Tvar112" draw:style-name="gr5" draw:text-style-name="P27" svg:width="1.035cm" svg:height="0.962cm" draw:transform="rotate (1.5707963267949) translate (7.3518141153029cm 4.04279812695915cm)" svg:viewBox="0 0 1036 963" svg:d="M915 751c133-224 256-575-211-714-640-191-790 397-662 767l159 159"><text:p/></draw:path><draw:path text:anchor-type="paragraph" draw:z-index="209" draw:name="Tvar113" draw:style-name="gr5" draw:text-style-name="P27" svg:width="0.953cm" svg:height="0.245cm" draw:transform="rotate (-1.89246050793745) translate (9.03985879346793cm 3.14849642407643cm)" svg:viewBox="0 0 954 246" svg:d="M0 234c297 61 551-133 828-192l126-42"><text:p/></draw:path><draw:path text:anchor-type="paragraph" draw:z-index="210" draw:name="Tvar114" draw:style-name="gr5" draw:text-style-name="P27" svg:width="0.925cm" svg:height="0.264cm" draw:transform="rotate (-1.5707963267949) translate (9.58557479813446cm 3.18029166666667cm)" svg:viewBox="0 0 926 265" svg:d="M0 27c347-132 557 266 900 212l26 26"><text:p/></draw:path><draw:path text:anchor-type="paragraph" draw:z-index="211" draw:name="Tvar115" draw:style-name="gr5" draw:text-style-name="P27" svg:width="0.923cm" svg:height="0.121cm" draw:transform="rotate (-0.245044226980005) translate (8.87373242023851cm 3.48528385047436cm)" svg:viewBox="0 0 924 122" svg:d="M0 122c302-8 599-70 898-116l26-6"><text:p/></draw:path><draw:path text:anchor-type="paragraph" draw:z-index="212" draw:name="Tvar116" draw:style-name="gr5" draw:text-style-name="P27" svg:width="0.786cm" svg:height="0.66cm" draw:transform="rotate (1.5707963267949) translate (9.87601388888889cm 4.66531022002142cm)" svg:viewBox="0 0 787 661" svg:d="M585 0c702 423-661 661-582 79l27 291v265 26"><text:p/></draw:path><draw:path text:anchor-type="paragraph" draw:z-index="213" draw:name="Tvar117" draw:style-name="gr5" draw:text-style-name="P27" svg:width="1.216cm" svg:height="0cm" svg:x="11.146cm" svg:y="3.576cm" svg:viewBox="0 0 1217 1" svg:d="M0 1c335-2 669 0 1005 0h212"><text:p/></draw:path> benzy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polygon text:anchor-type="paragraph" draw:z-index="214" draw:name="Tvar1" draw:style-name="gr1" draw:text-style-name="P26" svg:width="5.079cm" svg:height="4.47cm" svg:x="1.171cm" svg:y="1.065cm" svg:viewBox="0 0 5080 4471" draw:points="951,0 3897,0 5080,2223 4036,4445 1160,4471 0,2487 997,0"><text:p/></draw:polygon><draw:line text:anchor-type="paragraph" draw:z-index="215" draw:name="Tvar5" draw:style-name="gr2" draw:text-style-name="P27" svg:x1="1.489cm" svg:y1="3.526cm" svg:x2="2.362cm" svg:y2="1.356cm"><text:p/></draw:line><draw:line text:anchor-type="paragraph" draw:z-index="216" draw:name="Tvar6" draw:style-name="gr2" draw:text-style-name="P27" svg:x1="4.955cm" svg:y1="1.356cm" svg:x2="5.987cm" svg:y2="3.34cm"><text:p/></draw:line><draw:line text:anchor-type="paragraph" draw:z-index="217" draw:name="Tvar7" draw:style-name="gr2" draw:text-style-name="P27" svg:x1="5.087cm" svg:y1="5.299cm" svg:x2="2.415cm" svg:y2="5.299cm"><text:p/></draw:line><draw:line text:anchor-type="paragraph" draw:z-index="218" draw:name="Tvar87" draw:style-name="gr2" draw:text-style-name="P27" svg:x1="6.251cm" svg:y1="3.373cm" svg:x2="7.971cm" svg:y2="3.426cm"><text:p/></draw:line><draw:path text:anchor-type="paragraph" draw:z-index="219" draw:name="Tvar118" draw:style-name="gr5" draw:text-style-name="P27" svg:width="0.933cm" svg:height="0.97cm" draw:transform="rotate (-3.14159265358979) translate (9.58497222222222cm 4.01457025699429cm)" svg:viewBox="0 0 934 971" svg:d="M212 919c465 235 881-384 661-688-170-234-577-296-873-159v80"><text:p/></draw:path><draw:polyline text:anchor-type="paragraph" draw:z-index="220" draw:name="Tvar119" draw:style-name="gr5" draw:text-style-name="P27" svg:width="0.819cm" svg:height="0.025cm" draw:transform="rotate (-1.5707963267949) translate (10.0083055555556cm 3.14854166666667cm)" svg:viewBox="0 0 820 26" draw:points="0,26 291,26 688,26 820,0"><text:p/></draw:polyline><draw:polyline text:anchor-type="paragraph" draw:z-index="221" draw:name="Tvar120" draw:style-name="gr5" draw:text-style-name="P27" svg:width="0.793cm" svg:height="0.052cm" draw:transform="rotate (-1.5707963267949) translate (10.6962222222222cm 3.20145833333333cm)" svg:viewBox="0 0 794 53" draw:points="0,0 265,0 582,0 794,53"><text:p/></draw:polyline><draw:polyline text:anchor-type="paragraph" draw:z-index="222" draw:name="Tvar121" draw:style-name="gr5" draw:text-style-name="P27" svg:width="0.687cm" svg:height="0cm" svg:x="10.008cm" svg:y="3.572cm" svg:viewBox="0 0 688 0" draw:points="0,0 344,0 635,0 688,0"><text:p/></draw:polyline><draw:path text:anchor-type="paragraph" draw:z-index="223" draw:name="Tvar122" draw:style-name="gr5" draw:text-style-name="P27" svg:width="1.11cm" svg:height="0cm" svg:x="11.146cm" svg:y="3.306cm" svg:viewBox="0 0 1111 1" svg:d="M0 1c335-1 669-1 1005 0h106"><text:p/></draw:path><draw:path text:anchor-type="paragraph" draw:z-index="224" draw:name="Tvar123" draw:style-name="gr5" draw:text-style-name="P27" svg:width="1.19cm" svg:height="0.025cm" svg:x="11.067cm" svg:y="3.651cm" svg:viewBox="0 0 1191 26" svg:d="M0 26c318 0 635-1 953 0l238-26"><text:p/></draw:path><draw:path text:anchor-type="paragraph" draw:z-index="225" draw:name="Tvar124" draw:style-name="gr5" draw:text-style-name="P27" svg:width="0.603cm" svg:height="0.824cm" draw:transform="rotate (-2.6778586713349) translate (13.3897427126252cm 3.85229996269618cm)" svg:viewBox="0 0 604 825" svg:d="M0 816c368 88 944-476 343-745l-319-71-12 24"><text:p/></draw:path><draw:polyline text:anchor-type="paragraph" draw:z-index="226" draw:name="Tvar125" draw:style-name="gr5" draw:text-style-name="P27" svg:width="0.793cm" svg:height="0cm" draw:transform="rotate (-1.5707963267949) translate (13.7389305555556cm 3.20145833333333cm)" svg:viewBox="0 0 794 0" draw:points="0,0 265,0 609,0 794,0"><text:p/></draw:polyline><draw:polyline text:anchor-type="paragraph" draw:z-index="227" draw:name="Tvar126" draw:style-name="gr5" draw:text-style-name="P27" svg:width="0.766cm" svg:height="0cm" draw:transform="rotate (-1.5707963267949) translate (14.2151805555556cm 3.20145833333333cm)" svg:viewBox="0 0 767 0" draw:points="0,0 318,0 609,0 767,0"><text:p/></draw:polyline><draw:polyline text:anchor-type="paragraph" draw:z-index="228" draw:name="Tvar127" draw:style-name="gr5" draw:text-style-name="P27" svg:width="0.502cm" svg:height="0cm" svg:x="13.765cm" svg:y="3.598cm" svg:viewBox="0 0 503 0" draw:points="0,0 291,0 503,0"><text:p/></draw:polyline><draw:polyline text:anchor-type="paragraph" draw:z-index="229" draw:name="Tvar129" draw:style-name="gr5" draw:text-style-name="P27" svg:width="0.952cm" svg:height="0.089cm" svg:x="14.427cm" svg:y="3.572cm" svg:viewBox="0 0 953 90" draw:points="0,90 635,90 900,90 953,0"><text:p/></draw:polyline>styri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1-naftyl a 2-nafyl jsou alfa-naftyl a beta-naftyl</text:p>
      <text:p text:style-name="P6"/>
      <text:p text:style-name="P7">U vzorce chceme vždy co nejnižší součet lokantů a také co nejnižší číslo u zbytků co mají přednost (abecedně)</text:p>
      <text:p text:style-name="P7"/>
      <text:p text:style-name="P7">Většinou číslujme od benzenu, ale přednost mají násobné vazby</text:p>
      <text:p text:style-name="P7"/>
      <text:p text:style-name="P8">Př.</text:p>
      <text:p text:style-name="P8"><draw:line text:anchor-type="paragraph" draw:z-index="239" draw:name="Tvar138" draw:style-name="gr5" draw:text-style-name="P27" svg:x1="6.754cm" svg:y1="1.02cm" svg:x2="7.389cm" svg:y2="0.173cm"><text:p/></draw:line><draw:path text:anchor-type="paragraph" draw:z-index="241" draw:name="Tvar140" draw:style-name="gr5" draw:text-style-name="P27" svg:width="0.741cm" svg:height="0.553cm" draw:transform="rotate (-3.14159265358979) translate (8.73830555555556cm 0.647585108879789cm)" svg:viewBox="0 0 742 554" svg:d="M476 554c506-7 196-753-158-503h-265l-53 27"><text:p/></draw:path><draw:polyline text:anchor-type="paragraph" draw:z-index="242" draw:name="Tvar141" draw:style-name="gr5" draw:text-style-name="P27" svg:width="0.502cm" svg:height="0cm" draw:transform="rotate (-1.5707963267949) translate (9.08226388888889cm 0.119944444444444cm)" svg:viewBox="0 0 503 0" draw:points="0,0 397,0 503,0"><text:p/></draw:polyline><draw:polyline text:anchor-type="paragraph" draw:z-index="243" draw:name="Tvar142" draw:style-name="gr5" draw:text-style-name="P27" svg:width="0.608cm" svg:height="0cm" draw:transform="rotate (-1.5707963267949) translate (9.63788888888889cm 0.0670277777777778cm)" svg:viewBox="0 0 609 0" draw:points="0,0 344,0 609,0 609,0"><text:p/></draw:polyline><draw:polyline text:anchor-type="paragraph" draw:z-index="244" draw:name="Tvar143" draw:style-name="gr5" draw:text-style-name="P27" svg:width="0.478cm" svg:height="0.019cm" draw:transform="rotate (0.124441975667196) translate (9.16001302296868cm 0.397988369634043cm)" svg:viewBox="0 0 479 20" draw:points="0,13 322,0 479,20"><text:p/></draw:polyline><draw:polyline text:anchor-type="paragraph" draw:z-index="246" draw:name="Tvar145" draw:style-name="gr5" draw:text-style-name="P27" svg:width="0.925cm" svg:height="0.025cm" svg:x="11.172cm" svg:y="0.12cm" svg:viewBox="0 0 926 26" draw:points="0,26 529,26 847,26 926,0"><text:p/></draw:polyline><draw:path text:anchor-type="paragraph" draw:z-index="247" draw:name="Tvar146" draw:style-name="gr5" draw:text-style-name="P27" svg:width="0.883cm" svg:height="0.695cm" draw:transform="rotate (-3.0171506779226) translate (13.1303888888889cm 0.675569444444444cm)" svg:viewBox="0 0 884 696" svg:d="M128 683c252 127 1377-724 292-630l-262-33-158-20"><text:p/></draw:path><draw:polyline text:anchor-type="paragraph" draw:z-index="248" draw:name="Tvar147" draw:style-name="gr5" draw:text-style-name="P27" svg:width="0.766cm" svg:height="0.052cm" draw:transform="rotate (-1.5707963267949) translate (13.5008055555556cm 0.0141111111111111cm)" svg:viewBox="0 0 767 53" draw:points="0,0 265,0 529,26 767,53"><text:p/></draw:polyline><draw:polyline text:anchor-type="paragraph" draw:z-index="249" draw:name="Tvar148" draw:style-name="gr5" draw:text-style-name="P27" svg:width="0.634cm" svg:height="0cm" draw:transform="rotate (-1.5707963267949) translate (14.0828888888889cm 0.172861111111111cm)" svg:viewBox="0 0 635 0" draw:points="0,0 318,0 582,0 635,0"><text:p/></draw:polyline><draw:polyline text:anchor-type="paragraph" draw:z-index="250" draw:name="Tvar149" draw:style-name="gr5" draw:text-style-name="P27" svg:width="0.581cm" svg:height="0cm" svg:x="13.554cm" svg:y="0.437cm" svg:viewBox="0 0 582 0" draw:points="0,0 291,0 582,0 582,0"><text:p/></draw:polyline></text:p>
      <text:p text:style-name="P6"><draw:path text:anchor-type="paragraph" draw:z-index="245" draw:name="Tvar144" draw:style-name="gr5" draw:text-style-name="P27" svg:width="0.863cm" svg:height="0.625cm" draw:transform="rotate (0.218689755274889) translate (9.90247222222222cm 0.162277777777778cm)" svg:viewBox="0 0 864 626" svg:d="M0 0c164 101 1012-96 502 301-913 712-59-9 161 253l201 72"><text:p/></draw:path><draw:path text:anchor-type="paragraph" draw:z-index="251" draw:name="Tvar150" draw:style-name="gr5" draw:text-style-name="P27" svg:width="0.852cm" svg:height="0.925cm" svg:x="14.453cm" svg:y="0.347cm" svg:viewBox="0 0 853 926" svg:d="M53 0c226 92 1178-52 635 318-863 586 346-270-79 343l-291 186-292 79-26-106"><text:p/></draw:path></text:p>
      <text:p text:style-name="P6"><draw:line text:anchor-type="paragraph" draw:z-index="230" draw:name="Tvar128" draw:style-name="gr5" draw:text-style-name="P27" svg:x1="3.552cm" svg:y1="0.046cm" svg:x2="6.753cm" svg:y2="0.046cm"><text:p/></draw:line><draw:line text:anchor-type="paragraph" draw:z-index="231" draw:name="Tvar130" draw:style-name="gr5" draw:text-style-name="P27" svg:x1="2.6cm" svg:y1="2.798cm" svg:x2="3.553cm" svg:y2="0.046cm"><text:p/></draw:line><draw:line text:anchor-type="paragraph" draw:z-index="232" draw:name="Tvar131" draw:style-name="gr5" draw:text-style-name="P27" svg:x1="6.754cm" svg:y1="0.046cm" svg:x2="7.892cm" svg:y2="2.269cm"><text:p/></draw:line><draw:line text:anchor-type="paragraph" draw:z-index="233" draw:name="Tvar132" draw:style-name="gr5" draw:text-style-name="P27" svg:x1="2.6cm" svg:y1="2.798cm" svg:x2="3.976cm" svg:y2="5.444cm"><text:p/></draw:line><draw:line text:anchor-type="paragraph" draw:z-index="234" draw:name="Tvar133" draw:style-name="gr5" draw:text-style-name="P27" svg:x1="7.891cm" svg:y1="2.268cm" svg:x2="6.78cm" svg:y2="5.39cm"><text:p/></draw:line><draw:line text:anchor-type="paragraph" draw:z-index="235" draw:name="Tvar134" draw:style-name="gr5" draw:text-style-name="P27" svg:x1="3.976cm" svg:y1="5.443cm" svg:x2="6.781cm" svg:y2="5.39cm"><text:p/></draw:line><draw:line text:anchor-type="paragraph" draw:z-index="236" draw:name="Tvar135" draw:style-name="gr5" draw:text-style-name="P27" svg:x1="2.917cm" svg:y1="2.798cm" svg:x2="3.975cm" svg:y2="5.021cm"><text:p/></draw:line><draw:line text:anchor-type="paragraph" draw:z-index="237" draw:name="Tvar136" draw:style-name="gr5" draw:text-style-name="P27" svg:x1="6.622cm" svg:y1="5.152cm" svg:x2="7.707cm" svg:y2="2.268cm"><text:p/></draw:line><draw:line text:anchor-type="paragraph" draw:z-index="238" draw:name="Tvar137" draw:style-name="gr5" draw:text-style-name="P27" svg:x1="3.738cm" svg:y1="0.311cm" svg:x2="6.622cm" svg:y2="0.258cm"><text:p/></draw:line><draw:line text:anchor-type="paragraph" draw:z-index="240" draw:name="Tvar139" draw:style-name="gr5" draw:text-style-name="P27" svg:x1="6.78cm" svg:y1="5.39cm" svg:x2="8.103cm" svg:y2="7.004cm"><text:p/></draw:line><draw:path text:anchor-type="paragraph" draw:z-index="252" draw:name="Tvar151" draw:style-name="gr5" draw:text-style-name="P27" svg:width="0.871cm" svg:height="0.749cm" draw:transform="rotate (-3.03093877901335) translate (9.17196400142913cm 7.57358162415297cm)" svg:viewBox="0 0 872 750" svg:d="M380 748c386 36 541-417 479-719l-263-29-380 64-216 30"><text:p/></draw:path><draw:polyline text:anchor-type="paragraph" draw:z-index="253" draw:name="Tvar152" draw:style-name="gr5" draw:text-style-name="P27" svg:width="0.74cm" svg:height="0.078cm" draw:transform="rotate (-1.5707963267949) translate (9.39976388888889cm 6.95148611111111cm)" svg:viewBox="0 0 741 79" draw:points="0,0 397,0 661,53 741,79"><text:p/></draw:polyline><draw:polyline text:anchor-type="paragraph" draw:z-index="254" draw:name="Tvar153" draw:style-name="gr5" draw:text-style-name="P27" svg:width="0.819cm" svg:height="0cm" draw:transform="rotate (-1.5707963267949) translate (10.0347638888889cm 7.00440277777778cm)" svg:viewBox="0 0 820 0" draw:points="0,0 318,0 609,0 820,0"><text:p/></draw:polyline><draw:polyline text:anchor-type="paragraph" draw:z-index="255" draw:name="Tvar154" draw:style-name="gr5" draw:text-style-name="P27" svg:width="0.608cm" svg:height="0cm" svg:x="9.479cm" svg:y="7.375cm" svg:viewBox="0 0 609 0" draw:points="0,0 370,0 609,0"><text:p/></draw:polyline><draw:path text:anchor-type="paragraph" draw:z-index="256" draw:name="Tvar155" draw:style-name="gr5" draw:text-style-name="P27" svg:width="0.65cm" svg:height="1.273cm" draw:transform="rotate (0.321664181142555) translate (10.1320859628417cm 7.74590186563196cm)" svg:viewBox="0 0 651 1274" svg:d="M276 36c649-251 316 904 42 962l-318-50 452 150 192 176"><text:p/></draw:path><draw:polyline text:anchor-type="paragraph" draw:z-index="257" draw:name="Tvar156" draw:style-name="gr5" draw:text-style-name="P27" svg:width="0.752cm" svg:height="0.008cm" draw:transform="rotate (0.165108147238664) translate (11.7266623770446cm 7.26037488780456cm)" svg:viewBox="0 0 753 9" draw:points="0,9 592,0 753,0"><text:p/></draw:polyline><draw:path text:anchor-type="paragraph" draw:z-index="258" draw:name="Tvar157" draw:style-name="gr5" draw:text-style-name="P27" svg:width="0.752cm" svg:height="0.844cm" draw:transform="rotate (2.58291276002641) translate (13.4362431885317cm 8.22417259207941cm)" svg:viewBox="0 0 753 845" svg:d="M401 813c631 218 264-729 53-813l-258 286-196 185"><text:p/></draw:path><draw:polyline text:anchor-type="paragraph" draw:z-index="259" draw:name="Tvar158" draw:style-name="gr5" draw:text-style-name="P27" svg:width="0.756cm" svg:height="0.134cm" draw:transform="rotate (-1.8158405537749) translate (14.187211869165cm 7.27523221676426cm)" svg:viewBox="0 0 757 135" draw:points="0,135 372,96 629,32 757,0"><text:p/></draw:polyline><draw:polyline text:anchor-type="paragraph" draw:z-index="260" draw:name="Tvar159" draw:style-name="gr5" draw:text-style-name="P27" svg:width="0.719cm" svg:height="0.203cm" draw:transform="rotate (-1.98897721557274) translate (14.7192277415126cm 7.3783446005553cm)" svg:viewBox="0 0 720 204" draw:points="0,204 357,161 599,54 720,0"><text:p/></draw:polyline><draw:polyline text:anchor-type="paragraph" draw:z-index="261" draw:name="Tvar160" draw:style-name="gr5" draw:text-style-name="P27" svg:width="0.35cm" svg:height="0.032cm" draw:transform="rotate (0.321664181142555) translate (14.0564305555556cm 7.66586111111111cm)" svg:viewBox="0 0 351 33" draw:points="0,0 276,8 351,33"><text:p/></draw:polyline><draw:path text:anchor-type="paragraph" draw:z-index="262" draw:name="Tvar161" draw:style-name="gr5" draw:text-style-name="P27" svg:width="1.154cm" svg:height="1.014cm" draw:transform="rotate (-0.718901118896465) translate (14.7972638888889cm 7.90398611111111cm)" svg:viewBox="0 0 1155 1015" svg:d="M0 0c325 69 781-98 998 216 100 145-819 687-239 210 619-509 391 462 130 589l2-37"><text:p/></draw:path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Získáváme je z ropy a z černouhelného dehtu. Dehydrogenací je dokážeme dále upravovat</text:p>
      <text:p text:style-name="P9"/>
      <text:p text:style-name="P9">Rozlyšujeme monocyklické a polycyklické</text:p>
      <text:list xml:id="list2962147328549051773" text:style-name="L1">
        <text:list-item>
          <text:p text:style-name="P16">Kapalné, ve vodě nerozpustné, rozpustné v org. Rozpouštědlech</text:p>
        </text:list-item>
        <text:list-item>
          <text:p text:style-name="P16">teplota varu se zvyšuje s molekulovou hmotností</text:p>
        </text:list-item>
        <text:list-item>
          <text:p text:style-name="P16">teplota tání souvisí na souměrnosti a na molekulové m.</text:p>
        </text:list-item>
        <text:list-item>
          <text:p text:style-name="P16">Mají svoji typickou vůni</text:p>
        </text:list-item>
      </text:list>
      <text:p text:style-name="P9"/>
      <text:p text:style-name="P13">Polycyklické areny bývají pevného skupenství, často jsou karcinogenní</text:p>
      <text:p text:style-name="P13"/>
      <text:p text:style-name="P14">b) Nitrace</text:p>
      <text:p text:style-name="P14"><text:tab/>HNO_3 + H_2_SO_4 → H_2NO_3^+ + HSO_4^-</text:p>
      <text:p text:style-name="P14"><text:tab/>H_2NO_3^+ → H_2O + NO_2^+</text:p>
      <text:p text:style-name="P14"><draw:path text:anchor-type="paragraph" draw:z-index="294" draw:name="Tvar193" draw:style-name="gr6" draw:text-style-name="P27" svg:width="0.63cm" svg:height="0.489cm" draw:transform="rotate (1.5707963267949) translate (16.8547578715317cm 1.04729316040993cm)" svg:viewBox="0 0 631 490" svg:d="M61 1c76 7 852-16 286 19-83 6-670 639-102 427h264 122"><text:p/></draw:path></text:p>
      <text:p text:style-name="P14"><draw:line text:anchor-type="paragraph" draw:z-index="263" draw:name="Tvar162" draw:style-name="gr6" draw:text-style-name="P27" svg:x1="1.102cm" svg:y1="0.275cm" svg:x2="0.552cm" svg:y2="0.947cm"><text:p/></draw:line><draw:line text:anchor-type="paragraph" draw:z-index="264" draw:name="Tvar163" draw:style-name="gr6" draw:text-style-name="P27" svg:x1="2.039cm" svg:y1="0.275cm" svg:x2="1.102cm" svg:y2="0.275cm"><text:p/></draw:line><draw:line text:anchor-type="paragraph" draw:z-index="265" draw:name="Tvar164" draw:style-name="gr6" draw:text-style-name="P27" svg:x1="2.385cm" svg:y1="0.783cm" svg:x2="2.039cm" svg:y2="0.275cm"><text:p/></draw:line><draw:line text:anchor-type="paragraph" draw:z-index="270" draw:name="Tvar169" draw:style-name="gr6" draw:text-style-name="P27" svg:x1="1.956cm" svg:y1="0.397cm" svg:x2="1.102cm" svg:y2="0.397cm"><text:p/></draw:line><draw:path text:anchor-type="paragraph" draw:z-index="274" draw:name="Tvar173" draw:style-name="gr6" draw:text-style-name="P27" svg:width="1.2cm" svg:height="0.777cm" draw:transform="rotate (1.5707963267949) translate (4.08867639526094cm 1.57691666666667cm)" svg:viewBox="0 0 1201 778" svg:d="M0 108c386 0 861-243 1159 0 231 188-547 180-834 345-692 399 573 226 569 305l224 20"><text:p/></draw:path><draw:path text:anchor-type="paragraph" draw:z-index="275" draw:name="Tvar174" draw:style-name="gr6" draw:text-style-name="P27" svg:width="1.312cm" svg:height="0.612cm" draw:transform="rotate (-1.5707963267949) translate (5.80319444444444cm 0.478013888888889cm)" svg:viewBox="0 0 1313 613" svg:d="M0 570c272 0 545 41 815 0 136-21 693 217 427-245-190-330-462-323-732-325l-346 203-41 245-40 60"><text:p/></draw:path><draw:polyline text:anchor-type="paragraph" draw:z-index="277" draw:name="Tvar176" draw:style-name="gr6" draw:text-style-name="P27" svg:width="0.426cm" svg:height="0.02cm" svg:x="5.987cm" svg:y="0.478cm" svg:viewBox="0 0 427 21" draw:points="0,21 203,0 427,0 427,0"><text:p/></draw:polyline><draw:polyline text:anchor-type="paragraph" draw:z-index="278" draw:name="Tvar177" draw:style-name="gr6" draw:text-style-name="P27" svg:width="0.507cm" svg:height="0.018cm" draw:transform="rotate (-1.5707963267949) translate (6.29179166666667cm 0.234597222222222cm)" svg:viewBox="0 0 508 19" draw:points="0,19 407,19 508,0"><text:p/></draw:polyline><draw:path text:anchor-type="paragraph" draw:z-index="295" draw:name="Tvar194" draw:style-name="gr6" draw:text-style-name="P27" svg:width="0.409cm" svg:height="0.47cm" svg:x="17.707cm" svg:y="0.032cm" svg:viewBox="0 0 410 471" svg:d="M3 0c0 146-50 676 285 386l122-224-224-121-122 40z"><text:p/></draw:path><draw:path text:anchor-type="paragraph" draw:z-index="296" draw:name="Tvar195" draw:style-name="gr6" draw:text-style-name="P27" svg:width="0.333cm" svg:height="0.422cm" draw:transform="rotate (0.516442925665122) translate (18.3088477784313cm 0.479981373489397cm)" svg:viewBox="0 0 334 423" svg:d="M0 22c624-138-257 420 334 401"><text:p/></draw:path><text:tab/></text:p>
      <text:p text:style-name="P14"><draw:line text:anchor-type="paragraph" draw:z-index="266" draw:name="Tvar165" draw:style-name="gr6" draw:text-style-name="P27" svg:x1="1.956cm" svg:y1="1.07cm" svg:x2="2.385cm" svg:y2="0.296cm"><text:p/></draw:line><draw:line text:anchor-type="paragraph" draw:z-index="268" draw:name="Tvar167" draw:style-name="gr6" draw:text-style-name="P27" svg:x1="0.552cm" svg:y1="0.46cm" svg:x2="0.797cm" svg:y2="1.233cm"><text:p/></draw:line><draw:line text:anchor-type="paragraph" draw:z-index="269" draw:name="Tvar168" draw:style-name="gr6" draw:text-style-name="P27" svg:x1="1.856cm" svg:y1="0.927cm" svg:x2="2.202cm" svg:y2="0.296cm"><text:p/></draw:line><draw:line text:anchor-type="paragraph" draw:z-index="271" draw:name="Tvar170" draw:style-name="gr6" draw:text-style-name="P27" svg:x1="0.919cm" svg:y1="1.07cm" svg:x2="0.695cm" svg:y2="0.46cm"><text:p/></draw:line><draw:line text:anchor-type="paragraph" draw:z-index="272" draw:name="Tvar171" draw:style-name="gr6" draw:text-style-name="P27" svg:x1="2.852cm" svg:y1="0.379cm" svg:x2="3.565cm" svg:y2="0.379cm"><text:p/></draw:line><draw:line text:anchor-type="paragraph" draw:z-index="273" draw:name="Tvar172" draw:style-name="gr6" draw:text-style-name="P27" svg:x1="3.26cm" svg:y1="0.155cm" svg:x2="3.26cm" svg:y2="0.52cm"><text:p/></draw:line><draw:polygon text:anchor-type="paragraph" draw:z-index="287" draw:name="Tvar186" draw:style-name="gr6" draw:text-style-name="P27" svg:width="1.543cm" svg:height="1.534cm" draw:transform="rotate (-2.46719743061918) translate (16.3566476331526cm 1.25819179161542cm)" svg:viewBox="0 0 1544 1535" draw:points="231,1520 883,1520 871,1535 1544,693 1298,54 612,0 0,735 187,1509"><text:p/></draw:polygon><draw:line text:anchor-type="paragraph" draw:z-index="288" draw:name="Tvar187" draw:style-name="gr6" draw:text-style-name="P27" svg:x1="15.898cm" svg:y1="0.745cm" svg:x2="16.611cm" svg:y2="0.032cm"><text:p/></draw:line></text:p>
      <text:p text:style-name="P14"><draw:polyline text:anchor-type="paragraph" draw:z-index="279" draw:name="Tvar178" draw:style-name="gr6" draw:text-style-name="P27" svg:width="0.957cm" svg:height="0.042cm" draw:transform="rotate (0.129677963423179) translate (7.45243055555556cm 0.319263888888889cm)" svg:viewBox="0 0 958 43" draw:points="0,0 694,28 958,43 958,43"><text:p/></draw:polyline><draw:path text:anchor-type="paragraph" draw:z-index="280" draw:name="Tvar179" draw:style-name="gr6" draw:text-style-name="P27" svg:width="0.491cm" svg:height="0.513cm" draw:transform="rotate (-0.920312114576611) translate (8.55360306917787cm 0.0529533575657135cm)" svg:viewBox="0 0 492 514" svg:d="M0 3c192-22 655 83 433 407l-29 104"><text:p/></draw:path><draw:polyline text:anchor-type="paragraph" draw:z-index="283" draw:name="Tvar182" draw:style-name="gr6" draw:text-style-name="P27" svg:width="0.444cm" svg:height="0.05cm" draw:transform="rotate (-0.114842664781228) translate (13.3197163671348cm 0.287665171845767cm)" svg:viewBox="0 0 445 51" draw:points="0,51 225,47 445,0 445,0"><text:p/></draw:polyline><draw:path text:anchor-type="paragraph" draw:z-index="285" draw:name="Tvar184" draw:style-name="gr6" draw:text-style-name="P27" svg:width="0.429cm" svg:height="0.291cm" draw:transform="rotate (-0.105417886820458) translate (13.926463168634cm 0.135019596925281cm)" svg:viewBox="0 0 430 292" svg:d="M0 22c159-123 742 312 212 263l-61 7"><text:p/></draw:path><draw:line text:anchor-type="paragraph" draw:z-index="289" draw:name="Tvar188" draw:style-name="gr6" draw:text-style-name="P27" svg:x1="16.122cm" svg:y1="0.258cm" svg:x2="16.367cm" svg:y2="0.463cm"><text:p/></draw:line><text:tab/></text:p>
      <text:p text:style-name="P9"><draw:line text:anchor-type="paragraph" draw:z-index="267" draw:name="Tvar166" draw:style-name="gr6" draw:text-style-name="P27" svg:x1="0.797cm" svg:y1="0.259cm" svg:x2="1.956cm" svg:y2="0.097cm"><text:p/></draw:line><draw:path text:anchor-type="paragraph" draw:z-index="276" draw:name="Tvar175" draw:style-name="gr6" draw:text-style-name="P27" svg:width="0.589cm" svg:height="0.488cm" draw:transform="rotate (1.5707963267949) translate (6.08894444444444cm 0.773070752119832cm)" svg:viewBox="0 0 590 489" svg:d="M473 41c471 365-652 509-448-41v224l20 203v62"><text:p/></draw:path><draw:polyline text:anchor-type="paragraph" draw:z-index="282" draw:name="Tvar181" draw:style-name="gr6" draw:text-style-name="P27" svg:width="0.25cm" svg:height="0.384cm" draw:transform="rotate (-2.59094127458558) translate (7.71701388888889cm 0.66675cm)" svg:viewBox="0 0 251 385" draw:points="4,385 251,370 7,29 0,0"><text:p/></draw:polyline><draw:polyline text:anchor-type="paragraph" draw:z-index="284" draw:name="Tvar183" draw:style-name="gr6" draw:text-style-name="P27" svg:width="0.569cm" svg:height="0cm" svg:x="13.314cm" svg:y="0.159cm" svg:viewBox="0 0 570 0" draw:points="570,0 203,0 0,0 0,0"><text:p/></draw:polyline><draw:polyline text:anchor-type="paragraph" draw:z-index="286" draw:name="Tvar185" draw:style-name="gr6" draw:text-style-name="P27" svg:width="0.366cm" svg:height="0.205cm" draw:transform="rotate (-2.81696141271885) translate (13.3178425792993cm 0.230636153363499cm)" svg:viewBox="0 0 367 206" draw:points="0,206 367,199 167,26 90,0"><text:p/></draw:polyline><draw:line text:anchor-type="paragraph" draw:z-index="290" draw:name="Tvar189" draw:style-name="gr6" draw:text-style-name="P27" svg:x1="16.672cm" svg:y1="0.076cm" svg:x2="16.997cm" svg:y2="0.362cm"><text:p/></draw:line><draw:polyline text:anchor-type="paragraph" draw:z-index="291" draw:name="Tvar190" draw:style-name="gr6" draw:text-style-name="P27" svg:width="0.445cm" svg:height="0.04cm" draw:transform="rotate (-1.5707963267949) translate (17.4448611111111cm 0.199319444444444cm)" svg:viewBox="0 0 446 41" draw:points="0,41 265,41 446,0"><text:p/></draw:polyline><draw:polyline text:anchor-type="paragraph" draw:z-index="292" draw:name="Tvar191" draw:style-name="gr6" draw:text-style-name="P27" svg:width="0.428cm" svg:height="0cm" draw:transform="rotate (-1.5707963267949) translate (17.7094444444444cm 0.259291666666667cm)" svg:viewBox="0 0 429 0" draw:points="0,0 205,0 429,0 429,0"><text:p/></draw:polyline><draw:polyline text:anchor-type="paragraph" draw:z-index="293" draw:name="Tvar192" draw:style-name="gr6" draw:text-style-name="P27" svg:width="0.325cm" svg:height="0cm" svg:x="17.445cm" svg:y="0.362cm" svg:viewBox="0 0 326 0" draw:points="0,0 286,0 326,0"><text:p/></draw:polyline></text:p>
      <text:p text:style-name="P9"><draw:path text:anchor-type="paragraph" draw:z-index="281" draw:name="Tvar180" draw:style-name="gr6" draw:text-style-name="P27" svg:width="0.993cm" svg:height="0.097cm" draw:transform="rotate (2.98346582335911) translate (8.57651669450496cm 0.214670383467013cm)" svg:viewBox="0 0 994 98" svg:d="M0 98c294-4 587-24 873-79l121-19"><text:p/></draw:path></text:p>
      <text:p text:style-name="P9"/>
      <text:p text:style-name="P9"><text:soft-page-break/></text:p>
      <text:p text:style-name="P14">c) Sulfonace</text:p>
      <text:p text:style-name="P14"><text:tab/>H_2SO_4 + H_2SO_4 → H_3SO_4^+ + HSO_4^-</text:p>
      <text:p text:style-name="P14"><text:tab/><text:span text:style-name="T2">Kation odštěpí vodu</text:span></text:p>
      <text:p text:style-name="P14"><text:tab/><text:span text:style-name="T2">ten kation zreaguje s benzenem a vznikne fenyl s SO_3H</text:span></text:p>
      <text:p text:style-name="P15">d) Alkylace</text:p>
      <text:p text:style-name="P15"><text:tab/>RX + AlX_3 → R^+ + [AlX_4]^-</text:p>
      <text:p text:style-name="P15"><text:tab/>BENZEN + R^+ → ← BENZEN S R^+ ←→ SIGMA-KOMPLEX →+[AlX_4]^- <text:s/>ATD</text:p>
      <text:p text:style-name="P15">e)Adice</text:p>
      <text:p text:style-name="P15"><text:tab/>Pokud je již přítomná NH2 skupina (kladný mezomerní efekt), půjdou ty věci do -o -p</text:p>
      <text:p text:style-name="P15"><text:tab/>Pokud je tam NO2 (záp. ef) tak budou v -m</text:p>
      <text:p text:style-name="P9"/>
      <text:p text:style-name="P9"/>
      <text:p text:style-name="P17">Substituenty I. Třídy → Vedou do poloh -o a -p</text:p>
      <text:list xml:id="list1202433145519167603" text:style-name="L3">
        <text:list-item>
          <text:p text:style-name="P18">-NH2</text:p>
        </text:list-item>
        <text:list-item>
          <text:p text:style-name="P18">-OH</text:p>
        </text:list-item>
        <text:list-item>
          <text:p text:style-name="P18">-OR</text:p>
        </text:list-item>
        <text:list-item>
          <text:p text:style-name="P18">-R</text:p>
        </text:list-item>
        <text:list-item>
          <text:p text:style-name="P18">-X</text:p>
        </text:list-item>
      </text:list>
      <text:p text:style-name="P17">Substituenty II. Třídy → Vedou do poloh -m</text:p>
      <text:list xml:id="list7431153415176590065" text:style-name="L5">
        <text:list-item>
          <text:p text:style-name="P19">-NO2</text:p>
        </text:list-item>
        <text:list-item>
          <text:p text:style-name="P19">-SO3H</text:p>
        </text:list-item>
        <text:list-item>
          <text:p text:style-name="P19">-COOH</text:p>
        </text:list-item>
        <text:list-item>
          <text:p text:style-name="P19">-CHO</text:p>
        </text:list-item>
        <text:list-item>
          <text:p text:style-name="P19">-CN</text:p>
        </text:list-item>
      </text:list>
      <text:p text:style-name="P17"/>
      <text:p text:style-name="P17">A co když již mám substituenty v 1,4?7</text:p>
      <text:list xml:id="list4170903376101101355" text:style-name="L6">
        <text:list-item>
          <text:p text:style-name="P20">Pokud budou ze stejné třídy, tak to půjde stejnou měrou na všechny atomy</text:p>
        </text:list-item>
        <text:list-item>
          <text:p text:style-name="P20">Poku je máme z různých tříd, tak nám substituenty půjdou k substituentu první třídy</text:p>
        </text:list-item>
      </text:list>
      <text:p text:style-name="P17"/>
      <text:p text:style-name="P21">A TEĎ NĚCO ÚPLNĚ STEJNÉHO</text:p>
      <text:p text:style-name="P21"/>
      <text:p text:style-name="P21">Adice → probáhají radikálovým způsobem</text:p>
      <text:list xml:id="list3018117435559151228" text:style-name="L7">
        <text:list-item>
          <text:p text:style-name="P22">Ztrácíme tím aromatický charakter, což je problém</text:p>
        </text:list-item>
      </text:list>
      <text:p text:style-name="P21"/>
      <text:p text:style-name="P21">Můžeme naadovat vodík nebo halogen</text:p>
      <text:list xml:id="list7839465223071025924" text:style-name="L8">
        <text:list-item>
          <text:p text:style-name="P23">Chce to třeba Nikl jako katalyzátor</text:p>
        </text:list-item>
      </text:list>
      <text:p text:style-name="P21"/>
      <text:p text:style-name="P21">Reakce monocyklických vodíků s postranním řetězcem</text:p>
      <text:list xml:id="list3574567672338820108" text:style-name="L9">
        <text:list-item>
          <text:p text:style-name="P24">Když tam něco kouká ven, tak to lítá a reaguje</text:p>
        </text:list-item>
        <text:list-item>
          <text:p text:style-name="P24">Třeba z <text:span text:style-name="T3">toluenu</text:span>/ethylbenzenu dokazeme udelat kyselinu benzoovou s pomocí KMnO3</text:p>
        </text:list-item>
        <text:list-item>
          <text:p text:style-name="P25"><draw:path text:anchor-type="paragraph" draw:z-index="305" draw:name="Tvar204" draw:style-name="gr7" draw:text-style-name="P27" svg:width="0.656cm" svg:height="0.853cm" draw:transform="rotate (-2.20906323424922) translate (5.91768561699003cm 0.807778579755478cm)" svg:viewBox="0 0 657 854" svg:d="M287 712c224 178 499-114 304-377-574-774-710-3-494 289l170 230 72-3"><text:p/></draw:path>p-benzochynon</text:p>
        </text:list-item>
      </text:list>
      <text:p text:style-name="P9"><draw:polygon text:anchor-type="paragraph" draw:z-index="297" draw:name="Tvar196" draw:style-name="gr7" draw:text-style-name="P27" svg:width="1.8cm" svg:height="1.656cm" draw:transform="rotate (-2.54713351036052) translate (4.52602624898757cm 1.60708963299285cm)" svg:viewBox="0 0 1801 1657" draw:points="429,1657 1264,1657 1801,939 1783,927 1507,101 592,0 0,803 413,1647"><text:p/></draw:polygon><draw:line text:anchor-type="paragraph" draw:z-index="299" draw:name="Tvar198" draw:style-name="gr7" draw:text-style-name="P27" svg:x1="4.076cm" svg:y1="0.658cm" svg:x2="4.667cm" svg:y2="0.291cm"><text:p/></draw:line></text:p>
      <text:p text:style-name="P9"><draw:line text:anchor-type="paragraph" draw:z-index="298" draw:name="Tvar197" draw:style-name="gr7" draw:text-style-name="P27" svg:x1="4.279cm" svg:y1="0.456cm" svg:x2="4.808cm" svg:y2="0.191cm"><text:p/></draw:line><draw:line text:anchor-type="paragraph" draw:z-index="302" draw:name="Tvar201" draw:style-name="gr7" draw:text-style-name="P27" svg:x1="2.773cm" svg:y1="0.536cm" svg:x2="3.262cm" svg:y2="0.231cm"><text:p/></draw:line></text:p>
      <text:p text:style-name="P9"><draw:polyline text:anchor-type="paragraph" draw:z-index="307" draw:style-name="gr7" draw:text-style-name="P27" svg:width="0.497cm" svg:height="0.359cm" draw:transform="rotate (-1.2941616403538) translate (5.87418542576348cm 0.265767256289834cm)" svg:viewBox="0 0 498 360" draw:points="0,28 347,0 498,360 498,360"><text:p/></draw:polyline></text:p>
      <text:p text:style-name="P9"><draw:line text:anchor-type="paragraph" draw:z-index="300" draw:name="Tvar199" draw:style-name="gr7" draw:text-style-name="P27" svg:x1="2.408cm" svg:y1="0.377cm" svg:x2="1.979cm" svg:y2="0.62cm"><text:p/></draw:line><draw:line text:anchor-type="paragraph" draw:z-index="303" draw:name="Tvar202" draw:style-name="gr7" draw:text-style-name="P27" svg:x1="3.302cm" svg:y1="0.662cm" svg:x2="3.812cm" svg:y2="0.459cm"><text:p/></draw:line><draw:path text:anchor-type="paragraph" draw:z-index="306" draw:name="Tvar205" draw:style-name="gr7" draw:text-style-name="P27" svg:width="0.895cm" svg:height="0.061cm" svg:x="4.951cm" svg:y="0.011cm" svg:viewBox="0 0 896 62" svg:d="M0 62c279 1 559 0 834-62h62"><text:p/></draw:path><text:tab/><text:tab/><text:tab/><text:tab/><text:tab/><text:span text:style-name="T3">kys. Maleinová → kys. šťavelová</text:span></text:p>
      <text:p text:style-name="P9"><draw:line text:anchor-type="paragraph" draw:z-index="301" draw:name="Tvar200" draw:style-name="gr7" draw:text-style-name="P27" svg:x1="2.509cm" svg:y1="0.115cm" svg:x2="2.163cm" svg:y2="0.277cm"><text:p/></draw:line><draw:path text:anchor-type="paragraph" draw:z-index="304" draw:name="Tvar203" draw:style-name="gr7" draw:text-style-name="P27" svg:width="0.631cm" svg:height="0.556cm" draw:transform="rotate (-1.5707963267949) translate (1.9666411890301cm 0.134055555555556cm)" svg:viewBox="0 0 632 557" svg:d="M0 536c164-129 649 235 631-203-13-338-541-494-590-102l-20 203h20"><text:p/></draw:path></text:p>
      <text:p text:style-name="P9"/>
      <text:p text:style-name="P10">Skoro nejvyšší n. v.</text:p>
      <text:p text:style-name="P10">Nejstarší půdy jsou ukrajinské</text:p>
      <text:p text:style-name="P10">Kaledonské vrásnění ve starších prvohorách → Vznik pohoří u anglie, skandinávská pohoří</text:p>
      <text:p text:style-name="P10"><text:soft-page-break/>Karbon-Perm vrásnění → Od české vrchoviny až po bůhvíco u pyrenejí</text:p>
      <text:p text:style-name="P10">Podsouváním africké desky pod eurasijskou vzniká alpinské vrásnění → Alpy, Pyreneje, Sierra Nevada, Tatry</text:p>
      <text:p text:style-name="P11">Etna, Vesuv, Stromboli, Island</text:p>
      <text:p text:style-name="P11">Evropu hodně formoval ledovec → Rusko, Ukrajina, Polsko, Severní německo</text:p>
      <text:p text:style-name="P11"/>
      <text:p text:style-name="P11">Vodstvo</text:p>
      <text:p text:style-name="P12">Subtropické s nevyrovnaným průtokem → Ty v Itálii a Španělsku</text:p>
      <text:p text:style-name="P12">Oceánské dešťové → Temže, Seina, Rýn</text:p>
      <text:p text:style-name="P12">Některé jsou ledovcové horské</text:p>
      <text:p text:style-name="P12">Dále sněhovo dešťové a dešťovo sněhové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09:57:05.971887904</meta:creation-date>
    <dc:date>2018-10-04T09:49:42.830034582</dc:date>
    <meta:editing-duration>PT21H8M3S</meta:editing-duration>
    <meta:editing-cycles>10</meta:editing-cycles>
    <meta:generator>LibreOffice/5.1.6.2$Linux_x86 LibreOffice_project/10m0$Build-2</meta:generator>
    <meta:document-statistic meta:table-count="0" meta:image-count="0" meta:object-count="0" meta:page-count="8" meta:paragraph-count="82" meta:word-count="439" meta:character-count="2696" meta:non-whitespace-character-count="2334"/>
  </office:meta>
</office:document-meta>
</file>